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2"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style:font-name="Courier New" style:font-name-asian="Courier New" style:font-name-complex="Courier New"/>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style="italic"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weight="bold" style:font-weight-asian="bold" style:font-weight-complex="bold"/>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weight="bold" style:font-weight-asian="bold" style:font-weight-complex="bold"/>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style="italic" style:font-style-asian="italic" style:font-style-complex="italic"/>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style="italic" style:font-style-asian="italic" style:font-style-complex="italic"/>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style="italic" style:font-style-asian="italic" style:font-style-complex="italic"/>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style="italic" style:font-style-asian="italic" style:font-style-complex="italic"/>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style="italic" style:font-style-asian="italic" style:font-style-complex="italic"/>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style="italic" style:font-style-asian="italic" style:font-style-complex="italic"/>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weight="bold" style:font-weight-asian="bold" style:font-weight-complex="bold"/>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weight="bold" style:font-weight-asian="bold" style:font-weight-complex="bold"/>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weight="bold" style:font-weight-asian="bold" style:font-weight-complex="bold"/>
    </style:style>
    <style:style style:name="T566" style:family="text">
      <style:text-properties fo:font-weight="bold" style:font-weight-asian="bold" style:font-weight-complex="bold"/>
    </style:style>
    <style:style style:name="T567" style:family="text">
      <style:text-properties fo:font-weight="bold" style:font-weight-asian="bold" style:font-weight-complex="bold"/>
    </style:style>
    <style:style style:name="T568" style:family="text">
      <style:text-properties fo:font-weight="bold" style:font-weight-asian="bold" style:font-weight-complex="bold"/>
    </style:style>
    <style:style style:name="T569" style:family="text">
      <style:text-properties fo:font-weight="bold" style:font-weight-asian="bold" style:font-weight-complex="bold"/>
    </style:style>
    <style:style style:name="T570" style:family="text">
      <style:text-properties fo:font-weight="bold" style:font-weight-asian="bold" style:font-weight-complex="bold"/>
    </style:style>
    <style:style style:name="T571" style:family="text">
      <style:text-properties fo:font-weight="bold" style:font-weight-asian="bold" style:font-weight-complex="bold"/>
    </style:style>
    <style:style style:name="T572" style:family="text">
      <style:text-properties fo:font-weight="bold" style:font-weight-asian="bold" style:font-weight-complex="bold"/>
    </style:style>
    <style:style style:name="T573" style:family="text">
      <style:text-properties fo:font-weight="bold" style:font-weight-asian="bold" style:font-weight-complex="bold"/>
    </style:style>
    <style:style style:name="T574" style:family="text">
      <style:text-properties fo:font-weight="bold" style:font-weight-asian="bold" style:font-weight-complex="bold"/>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weight="bold" style:font-weight-asian="bold" style:font-weight-complex="bold"/>
    </style:style>
    <style:style style:name="T578" style:family="text">
      <style:text-properties fo:font-weight="bold" style:font-weight-asian="bold" style:font-weight-complex="bold"/>
    </style:style>
    <style:style style:name="T579" style:family="text">
      <style:text-properties fo:font-weight="bold" style:font-weight-asian="bold" style:font-weight-complex="bold"/>
    </style:style>
    <style:style style:name="T580" style:family="text">
      <style:text-properties fo:font-weight="bold" style:font-weight-asian="bold" style:font-weight-complex="bold"/>
    </style:style>
    <style:style style:name="T581" style:family="text">
      <style:text-properties fo:font-weight="bold" style:font-weight-asian="bold" style:font-weight-complex="bold"/>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weight="bold" style:font-weight-asian="bold" style:font-weight-complex="bold"/>
    </style:style>
    <style:style style:name="T596" style:family="text">
      <style:text-properties fo:font-weight="bold" style:font-weight-asian="bold" style:font-weight-complex="bold"/>
    </style:style>
    <style:style style:name="T597" style:family="text">
      <style:text-properties fo:font-weight="bold" style:font-weight-asian="bold" style:font-weight-complex="bold"/>
    </style:style>
    <style:style style:name="T598" style:family="text">
      <style:text-properties fo:font-weight="bold" style:font-weight-asian="bold" style:font-weight-complex="bold"/>
    </style:style>
    <style:style style:name="T599" style:family="text">
      <style:text-properties fo:font-weight="bold" style:font-weight-asian="bold" style:font-weight-complex="bold"/>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weight="bold" style:font-weight-asian="bold" style:font-weight-complex="bold"/>
    </style:style>
    <style:style style:name="T605" style:family="text">
      <style:text-properties fo:font-weight="bold" style:font-weight-asian="bold" style:font-weight-complex="bold"/>
    </style:style>
    <style:style style:name="T606" style:family="text">
      <style:text-properties fo:font-weight="bold" style:font-weight-asian="bold" style:font-weight-complex="bold"/>
    </style:style>
    <style:style style:name="T607" style:family="text">
      <style:text-properties fo:font-weight="bold" style:font-weight-asian="bold" style:font-weight-complex="bold"/>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weight="bold" style:font-weight-asian="bold" style:font-weight-complex="bold"/>
    </style:style>
    <style:style style:name="T612" style:family="text">
      <style:text-properties fo:font-weight="bold" style:font-weight-asian="bold" style:font-weight-complex="bold"/>
    </style:style>
    <style:style style:name="T613" style:family="text">
      <style:text-properties fo:font-weight="bold" style:font-weight-asian="bold" style:font-weight-complex="bold"/>
    </style:style>
    <style:style style:name="T614" style:family="text">
      <style:text-properties fo:font-weight="bold" style:font-weight-asian="bold" style:font-weight-complex="bold"/>
    </style:style>
    <style:style style:name="T615" style:family="text">
      <style:text-properties fo:font-weight="bold" style:font-weight-asian="bold" style:font-weight-complex="bold"/>
    </style:style>
    <style:style style:name="T616" style:family="text">
      <style:text-properties fo:font-weight="bold" style:font-weight-asian="bold" style:font-weight-complex="bold"/>
    </style:style>
    <style:style style:name="T617" style:family="text">
      <style:text-properties fo:font-weight="bold" style:font-weight-asian="bold" style:font-weight-complex="bold"/>
    </style:style>
    <style:style style:name="T618" style:family="text">
      <style:text-properties fo:font-weight="bold" style:font-weight-asian="bold" style:font-weight-complex="bold"/>
    </style:style>
    <style:style style:name="T619" style:family="text">
      <style:text-properties fo:font-weight="bold" style:font-weight-asian="bold" style:font-weight-complex="bold"/>
    </style:style>
    <style:style style:name="T620" style:family="text">
      <style:text-properties fo:font-weight="bold" style:font-weight-asian="bold" style:font-weight-complex="bold"/>
    </style:style>
    <style:style style:name="T621" style:family="text">
      <style:text-properties fo:font-weight="bold" style:font-weight-asian="bold" style:font-weight-complex="bold"/>
    </style:style>
    <style:style style:name="T622" style:family="text">
      <style:text-properties fo:font-weight="bold" style:font-weight-asian="bold" style:font-weight-complex="bold"/>
    </style:style>
    <style:style style:name="T623" style:family="text">
      <style:text-properties fo:font-weight="bold" style:font-weight-asian="bold" style:font-weight-complex="bold"/>
    </style:style>
    <style:style style:name="T624" style:family="text">
      <style:text-properties fo:font-weight="bold" style:font-weight-asian="bold" style:font-weight-complex="bold"/>
    </style:style>
    <style:style style:name="T625" style:family="text">
      <style:text-properties fo:font-weight="bold" style:font-weight-asian="bold" style:font-weight-complex="bold"/>
    </style:style>
    <style:style style:name="T626" style:family="text">
      <style:text-properties fo:font-weight="bold" style:font-weight-asian="bold" style:font-weight-complex="bold"/>
    </style:style>
    <style:style style:name="T627" style:family="text">
      <style:text-properties fo:font-weight="bold" style:font-weight-asian="bold" style:font-weight-complex="bold"/>
    </style:style>
    <style:style style:name="T628" style:family="text">
      <style:text-properties fo:font-weight="bold" style:font-weight-asian="bold" style:font-weight-complex="bold"/>
    </style:style>
    <style:style style:name="T629" style:family="text">
      <style:text-properties fo:font-weight="bold" style:font-weight-asian="bold" style:font-weight-complex="bold"/>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fo:font-weight="bold" style:font-weight-asian="bold" style:font-weight-complex="bold"/>
    </style:style>
    <style:style style:name="T634" style:family="text">
      <style:text-properties fo:font-weight="bold" style:font-weight-asian="bold" style:font-weight-complex="bold"/>
    </style:style>
    <style:style style:name="T635" style:family="text">
      <style:text-properties fo:font-weight="bold" style:font-weight-asian="bold" style:font-weight-complex="bold"/>
    </style:style>
    <style:style style:name="T636" style:family="text">
      <style:text-properties fo:font-weight="bold" style:font-weight-asian="bold" style:font-weight-complex="bold"/>
    </style:style>
    <style:style style:name="T637" style:family="text">
      <style:text-properties fo:font-weight="bold" style:font-weight-asian="bold" style:font-weight-complex="bold"/>
    </style:style>
    <style:style style:name="T638" style:family="text">
      <style:text-properties fo:font-weight="bold" style:font-weight-asian="bold" style:font-weight-complex="bold"/>
    </style:style>
    <style:style style:name="T639" style:family="text">
      <style:text-properties fo:font-weight="bold" style:font-weight-asian="bold" style:font-weight-complex="bold"/>
    </style:style>
    <style:style style:name="T640" style:family="text">
      <style:text-properties fo:font-weight="bold" style:font-weight-asian="bold" style:font-weight-complex="bold"/>
    </style:style>
    <style:style style:name="T641" style:family="text">
      <style:text-properties fo:font-weight="bold" style:font-weight-asian="bold" style:font-weight-complex="bold"/>
    </style:style>
    <style:style style:name="T642" style:family="text">
      <style:text-properties fo:font-weight="bold" style:font-weight-asian="bold" style:font-weight-complex="bold"/>
    </style:style>
    <style:style style:name="T643" style:family="text">
      <style:text-properties fo:font-weight="bold" style:font-weight-asian="bold" style:font-weight-complex="bold"/>
    </style:style>
    <style:style style:name="T644" style:family="text">
      <style:text-properties fo:font-weight="bold" style:font-weight-asian="bold" style:font-weight-complex="bold"/>
    </style:style>
    <style:style style:name="T645" style:family="text">
      <style:text-properties fo:font-weight="bold" style:font-weight-asian="bold" style:font-weight-complex="bold"/>
    </style:style>
    <style:style style:name="T646" style:family="text">
      <style:text-properties fo:font-weight="bold" style:font-weight-asian="bold" style:font-weight-complex="bold"/>
    </style:style>
    <style:style style:name="T647" style:family="text">
      <style:text-properties fo:font-weight="bold" style:font-weight-asian="bold" style:font-weight-complex="bold"/>
    </style:style>
    <style:style style:name="T648" style:family="text">
      <style:text-properties fo:font-weight="bold" style:font-weight-asian="bold" style:font-weight-complex="bold"/>
    </style:style>
    <style:style style:name="T649" style:family="text">
      <style:text-properties fo:font-weight="bold" style:font-weight-asian="bold" style:font-weight-complex="bold"/>
    </style:style>
    <style:style style:name="T650" style:family="text">
      <style:text-properties fo:font-weight="bold" style:font-weight-asian="bold" style:font-weight-complex="bold"/>
    </style:style>
    <style:style style:name="T651" style:family="text">
      <style:text-properties fo:font-weight="bold" style:font-weight-asian="bold" style:font-weight-complex="bold"/>
    </style:style>
    <style:style style:name="T652" style:family="text">
      <style:text-properties fo:font-weight="bold" style:font-weight-asian="bold" style:font-weight-complex="bold"/>
    </style:style>
    <style:style style:name="T653" style:family="text">
      <style:text-properties fo:font-weight="bold" style:font-weight-asian="bold" style:font-weight-complex="bold"/>
    </style:style>
    <style:style style:name="T654" style:family="text">
      <style:text-properties fo:font-weight="bold" style:font-weight-asian="bold" style:font-weight-complex="bold"/>
    </style:style>
    <style:style style:name="T655" style:family="text">
      <style:text-properties fo:font-weight="bold" style:font-weight-asian="bold" style:font-weight-complex="bold"/>
    </style:style>
    <style:style style:name="T656" style:family="text">
      <style:text-properties fo:font-weight="bold" style:font-weight-asian="bold" style:font-weight-complex="bold"/>
    </style:style>
    <style:style style:name="T657" style:family="text">
      <style:text-properties fo:font-weight="bold" style:font-weight-asian="bold" style:font-weight-complex="bold"/>
    </style:style>
    <style:style style:name="T658" style:family="text">
      <style:text-properties fo:font-weight="bold" style:font-weight-asian="bold" style:font-weight-complex="bold"/>
    </style:style>
    <style:style style:name="T659" style:family="text">
      <style:text-properties fo:font-weight="bold" style:font-weight-asian="bold" style:font-weight-complex="bold"/>
    </style:style>
    <style:style style:name="T660" style:family="text">
      <style:text-properties fo:font-weight="bold" style:font-weight-asian="bold" style:font-weight-complex="bold"/>
    </style:style>
    <style:style style:name="T661" style:family="text">
      <style:text-properties fo:font-weight="bold" style:font-weight-asian="bold" style:font-weight-complex="bold"/>
    </style:style>
    <style:style style:name="T662" style:family="text">
      <style:text-properties fo:font-weight="bold" style:font-weight-asian="bold" style:font-weight-complex="bold"/>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weight="bold" style:font-weight-asian="bold" style:font-weight-complex="bold"/>
    </style:style>
    <style:style style:name="T669" style:family="text">
      <style:text-properties fo:font-weight="bold" style:font-weight-asian="bold" style:font-weight-complex="bold"/>
    </style:style>
    <style:style style:name="T670" style:family="text">
      <style:text-properties fo:font-weight="bold" style:font-weight-asian="bold" style:font-weight-complex="bold"/>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weight="bold" style:font-weight-asian="bold" style:font-weight-complex="bold"/>
    </style:style>
    <style:style style:name="T675" style:family="text">
      <style:text-properties fo:font-weight="bold" style:font-weight-asian="bold" style:font-weight-complex="bold"/>
    </style:style>
    <style:style style:name="T676" style:family="text">
      <style:text-properties fo:font-weight="bold" style:font-weight-asian="bold" style:font-weight-complex="bold"/>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weight="bold" style:font-weight-asian="bold" style:font-weight-complex="bold"/>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weight="bold" style:font-weight-asian="bold" style:font-weight-complex="bold"/>
    </style:style>
    <style:style style:name="T688" style:family="text">
      <style:text-properties fo:font-weight="bold" style:font-weight-asian="bold" style:font-weight-complex="bold"/>
    </style:style>
    <style:style style:name="T689" style:family="text">
      <style:text-properties fo:font-weight="bold" style:font-weight-asian="bold" style:font-weight-complex="bold"/>
    </style:style>
    <style:style style:name="T690" style:family="text">
      <style:text-properties fo:font-weight="bold" style:font-weight-asian="bold" style:font-weight-complex="bold"/>
    </style:style>
    <style:style style:name="T691" style:family="text">
      <style:text-properties fo:font-weight="bold" style:font-weight-asian="bold" style:font-weight-complex="bold"/>
    </style:style>
    <style:style style:name="T692" style:family="text">
      <style:text-properties fo:font-weight="bold" style:font-weight-asian="bold" style:font-weight-complex="bold"/>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weight="bold" style:font-weight-asian="bold" style:font-weight-complex="bold"/>
    </style:style>
    <style:style style:name="T699" style:family="text">
      <style:text-properties fo:font-weight="bold" style:font-weight-asian="bold" style:font-weight-complex="bold"/>
    </style:style>
    <style:style style:name="T700" style:family="text">
      <style:text-properties fo:font-weight="bold" style:font-weight-asian="bold" style:font-weight-complex="bold"/>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weight="bold" style:font-weight-asian="bold" style:font-weight-complex="bold"/>
    </style:style>
    <style:style style:name="T707" style:family="text">
      <style:text-properties fo:font-weight="bold" style:font-weight-asian="bold" style:font-weight-complex="bold"/>
    </style:style>
    <style:style style:name="T708" style:family="text">
      <style:text-properties fo:font-weight="bold" style:font-weight-asian="bold" style:font-weight-complex="bold"/>
    </style:style>
    <style:style style:name="T709" style:family="text">
      <style:text-properties fo:font-weight="bold" style:font-weight-asian="bold" style:font-weight-complex="bold"/>
    </style:style>
    <style:style style:name="T710" style:family="text">
      <style:text-properties fo:font-weight="bold" style:font-weight-asian="bold" style:font-weight-complex="bold"/>
    </style:style>
    <style:style style:name="T711" style:family="text">
      <style:text-properties fo:font-weight="bold" style:font-weight-asian="bold" style:font-weight-complex="bold"/>
    </style:style>
    <style:style style:name="T712" style:family="text">
      <style:text-properties fo:font-weight="bold" style:font-weight-asian="bold" style:font-weight-complex="bold"/>
    </style:style>
    <style:style style:name="T713" style:family="text">
      <style:text-properties fo:font-weight="bold" style:font-weight-asian="bold" style:font-weight-complex="bold"/>
    </style:style>
    <style:style style:name="T714" style:family="text">
      <style:text-properties fo:font-weight="bold" style:font-weight-asian="bold" style:font-weight-complex="bold"/>
    </style:style>
    <style:style style:name="T715" style:family="text">
      <style:text-properties fo:font-weight="bold" style:font-weight-asian="bold" style:font-weight-complex="bold"/>
    </style:style>
    <style:style style:name="T716" style:family="text">
      <style:text-properties fo:font-weight="bold" style:font-weight-asian="bold" style:font-weight-complex="bold"/>
    </style:style>
    <style:style style:name="T717" style:family="text">
      <style:text-properties fo:font-weight="bold" style:font-weight-asian="bold" style:font-weight-complex="bold"/>
    </style:style>
    <style:style style:name="T718" style:family="text">
      <style:text-properties fo:font-weight="bold" style:font-weight-asian="bold" style:font-weight-complex="bold"/>
    </style:style>
    <style:style style:name="T719" style:family="text">
      <style:text-properties fo:font-weight="bold" style:font-weight-asian="bold" style:font-weight-complex="bold"/>
    </style:style>
    <style:style style:name="T720" style:family="text">
      <style:text-properties fo:font-weight="bold" style:font-weight-asian="bold" style:font-weight-complex="bold"/>
    </style:style>
    <style:style style:name="T721" style:family="text">
      <style:text-properties fo:font-weight="bold" style:font-weight-asian="bold" style:font-weight-complex="bold"/>
    </style:style>
    <style:style style:name="T722" style:family="text">
      <style:text-properties fo:font-weight="bold" style:font-weight-asian="bold" style:font-weight-complex="bold"/>
    </style:style>
    <style:style style:name="T723" style:family="text">
      <style:text-properties fo:font-weight="bold" style:font-weight-asian="bold" style:font-weight-complex="bold"/>
    </style:style>
    <style:style style:name="T724" style:family="text">
      <style:text-properties fo:font-weight="bold" style:font-weight-asian="bold" style:font-weight-complex="bold"/>
    </style:style>
    <style:style style:name="T725" style:family="text">
      <style:text-properties fo:font-weight="bold" style:font-weight-asian="bold" style:font-weight-complex="bold"/>
    </style:style>
    <style:style style:name="T726" style:family="text">
      <style:text-properties fo:font-weight="bold" style:font-weight-asian="bold" style:font-weight-complex="bold"/>
    </style:style>
    <style:style style:name="T727" style:family="text">
      <style:text-properties fo:font-weight="bold" style:font-weight-asian="bold" style:font-weight-complex="bold"/>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weight="bold" style:font-weight-asian="bold" style:font-weight-complex="bold"/>
    </style:style>
    <style:style style:name="T752" style:family="text">
      <style:text-properties fo:font-weight="bold" style:font-weight-asian="bold" style:font-weight-complex="bold"/>
    </style:style>
    <style:style style:name="T753" style:family="text">
      <style:text-properties fo:font-weight="bold" style:font-weight-asian="bold" style:font-weight-complex="bold"/>
    </style:style>
    <style:style style:name="T754" style:family="text">
      <style:text-properties fo:font-weight="bold" style:font-weight-asian="bold" style:font-weight-complex="bold"/>
    </style:style>
    <style:style style:name="T755" style:family="text">
      <style:text-properties fo:font-weight="bold" style:font-weight-asian="bold" style:font-weight-complex="bold"/>
    </style:style>
    <style:style style:name="T756" style:family="text">
      <style:text-properties fo:font-weight="bold" style:font-weight-asian="bold" style:font-weight-complex="bold"/>
    </style:style>
    <style:style style:name="T757" style:family="text">
      <style:text-properties fo:font-weight="bold" style:font-weight-asian="bold" style:font-weight-complex="bold"/>
    </style:style>
    <style:style style:name="T758" style:family="text">
      <style:text-properties fo:font-weight="bold" style:font-weight-asian="bold" style:font-weight-complex="bold"/>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21">
      <style:paragraph-properties fo:margin-top="0in" fo:margin-bottom="0in"/>
    </style:style>
    <style:style style:name="P24" style:family="paragraph" style:parent-style-name="Text_20_body" style:list-style-name="L22">
      <style:paragraph-properties fo:margin-top="0in" fo:margin-bottom="0in"/>
    </style:style>
    <style:style style:name="P25" style:family="paragraph" style:parent-style-name="Text_20_body" style:list-style-name="L23">
      <style:paragraph-properties fo:margin-top="0in" fo:margin-bottom="0in"/>
    </style:style>
    <style:style style:name="P26" style:family="paragraph" style:parent-style-name="Text_20_body" style:list-style-name="L24">
      <style:paragraph-properties fo:margin-top="0in" fo:margin-bottom="0in"/>
    </style:style>
    <style:style style:name="P27" style:family="paragraph" style:parent-style-name="Text_20_body" style:list-style-name="L25">
      <style:paragraph-properties fo:margin-top="0in" fo:margin-bottom="0in"/>
    </style:style>
    <style:style style:name="P28" style:family="paragraph" style:parent-style-name="Text_20_body" style:list-style-name="L26">
      <style:paragraph-properties fo:margin-top="0in" fo:margin-bottom="0in"/>
    </style:style>
    <style:style style:name="P29" style:family="paragraph" style:parent-style-name="Text_20_body" style:list-style-name="L27">
      <style:paragraph-properties fo:margin-top="0in" fo:margin-bottom="0in"/>
    </style:style>
    <style:style style:name="P30" style:family="paragraph" style:parent-style-name="Text_20_body" style:list-style-name="L28">
      <style:paragraph-properties fo:margin-top="0in" fo:margin-bottom="0in"/>
    </style:style>
    <style:style style:name="P31" style:family="paragraph" style:parent-style-name="Text_20_body" style:list-style-name="L29">
      <style:paragraph-properties fo:margin-top="0in" fo:margin-bottom="0in"/>
    </style:style>
    <style:style style:name="P32" style:family="paragraph" style:parent-style-name="Text_20_body" style:list-style-name="L30">
      <style:paragraph-properties fo:margin-top="0in" fo:margin-bottom="0in"/>
    </style:style>
    <style:style style:name="P33" style:family="paragraph" style:parent-style-name="Text_20_body" style:list-style-name="L31">
      <style:paragraph-properties fo:margin-top="0in" fo:margin-bottom="0in"/>
    </style:style>
    <style:style style:name="P34" style:family="paragraph" style:parent-style-name="Text_20_body" style:list-style-name="L32">
      <style:paragraph-properties fo:margin-top="0in" fo:margin-bottom="0in"/>
    </style:style>
    <style:style style:name="P35" style:family="paragraph" style:parent-style-name="Text_20_body" style:list-style-name="L33">
      <style:paragraph-properties fo:margin-top="0in" fo:margin-bottom="0in"/>
    </style:style>
    <style:style style:name="P36" style:family="paragraph" style:parent-style-name="Text_20_body" style:list-style-name="L34">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office:automatic-styles>
  <office:body>
    <office:text>
      <text:p text:style-name="Title">Appunti del corso di calcolo ad alte prestazioni</text:p>
      <text:p text:style-name="Author">Dave Null</text:p>
      <text:p text:style-name="Text_20_body">In questo documento sono raccolti gli appunti e le sbobinature del corso “<text:span text:style-name="T1">Calcolo</text:span><text:span text:style-name="T2"> </text:span><text:span text:style-name="T3">ad</text:span><text:span text:style-name="T4"> </text:span><text:span text:style-name="T5">Alte</text:span><text:span text:style-name="T6"> </text:span><text:span text:style-name="T7">Prestazioni</text:span><text:span text:style-name="T8"> </text:span><text:span text:style-name="T9">per</text:span><text:span text:style-name="T10"> </text:span><text:span text:style-name="T11">la</text:span><text:span text:style-name="T12"> </text:span><text:span text:style-name="T13">Fisica</text:span>”, tenuto dal professor Giacinto Donvito al dipartimento interateneo di Fisica dell’Università degli studi di Bari nell’anno accademico 2015/2016.</text:p>
      <text:p text:style-name="Text_20_body">Per la parte di strumenti per il calcolo scientifico si rimanda al manuale <text:span text:style-name="T14">Amministrare</text:span><text:span text:style-name="T15"> </text:span><text:span text:style-name="T16">GNU/Linux</text:span> di S. Piccardi, distribuito con licenza GNU Free Documentation License (FDL) all’indirizzo:</text:p>
      <text:p text:style-name="Text_20_body"><text:a xlink:type="simple" xlink:href="https://labs.truelite.it/attachments/download/821/corso.pdf" office:name=""><text:span text:style-name="Definition">https://labs.truelite.it/attachments/download/821/corso.pdf</text:span></text:a></text:p>
      <text:p text:style-name="Text_20_body">ed in particolare, con riferimento alla revisione 1367 del 9/07/2014, ai capitoli 1, 2, 6 ed i paragrafi 4.1, 4.2, 4.3, 5.1 (ed eventualmente del 8.3).</text:p>
      <text:p text:style-name="Text_20_body">Una utile introduzione sull’utilizzo di <text:span text:style-name="T17">make</text:span> si trova nella appendice “Gli strumenti di ausilio per la programmazione” di <text:span text:style-name="T18">Guida</text:span><text:span text:style-name="T19"> </text:span><text:span text:style-name="T20">alla</text:span><text:span text:style-name="T21"> </text:span><text:span text:style-name="T22">Programmazione</text:span><text:span text:style-name="T23"> </text:span><text:span text:style-name="T24">in</text:span><text:span text:style-name="T25"> </text:span><text:span text:style-name="T26">Linux</text:span> (GaPiL) sempre di S. Piccardi e distribuita anch’essa con licenza FDL all’indirizzo</text:p>
      <text:p text:style-name="Text_20_body"><text:a xlink:type="simple" xlink:href="http://gapil.gnulinux.it/files/2011/12/gapil.pdf" office:name=""><text:span text:style-name="Definition">http://gapil.gnulinux.it/files/2011/12/gapil.pdf</text:span></text:a></text:p>
      <text:p text:style-name="Text_20_body"><text:span text:style-name="T27">ATTENZIONE:</text:span> Questo documento viene distribuito nella speranza possa essere utile, tuttavia non è garantita la correttezza dei contenuti o della forma. Sono ben gradite segnalazioni di eventuali errori.</text:p>
      <text:h text:style-name="Heading_20_1" text:outline-level="1">Teoria dei calcolatori e del calcolo scientifico</text:h>
      <text:h text:style-name="Heading_20_2" text:outline-level="2">Modello di Von Neumann</text:h>
      <text:p text:style-name="First_20_paragraph">Praticamente tutti i computer attuali fondano la propria architettura sul <text:span text:style-name="T28">modello</text:span><text:span text:style-name="T29"> </text:span><text:span text:style-name="T30">di</text:span><text:span text:style-name="T31"> </text:span><text:span text:style-name="T32">Von</text:span><text:span text:style-name="T33"> </text:span><text:span text:style-name="T34">Neumann</text:span>, quest’ultimo si basa sul principio secondo cui i dati e le istruzioni condividono lo stesso spazio di memoria. Lo schema è il seguente, ci sono 5 unità fondamentali:</text:p>
      <text:list text:style-name="L1">
        <text:list-item>
          <text:p text:style-name="P1"><text:span text:style-name="T35">CPU</text:span><text:span text:style-name="T36"> </text:span><text:span text:style-name="T37">(o</text:span><text:span text:style-name="T38"> </text:span><text:span text:style-name="T39">unità</text:span><text:span text:style-name="T40"> </text:span><text:span text:style-name="T41">di</text:span><text:span text:style-name="T42"> </text:span><text:span text:style-name="T43">lavoro)</text:span> che si divide a sua volta in</text:p>
        </text:list-item>
      </text:list>
      <text:list text:style-name="L2">
        <text:list-item>
          <text:p text:style-name="P2"><text:span text:style-name="T44">Unità</text:span><text:span text:style-name="T45"> </text:span><text:span text:style-name="T46">di</text:span><text:span text:style-name="T47"> </text:span><text:span text:style-name="T48">controllo</text:span>, che gestisce le operazioni necessarie per eseguire una istruzione o un insieme di istruzioni</text:p>
        </text:list-item>
        <text:list-item>
          <text:p text:style-name="P2"><text:span text:style-name="T49">Unità</text:span><text:span text:style-name="T50"> </text:span><text:span text:style-name="T51">operativa</text:span>, la cui parte più importante è l’unità aritmetico-logica (o ALU) e che effettua appunto operazioni aritmetiche e logiche</text:p>
        </text:list-item>
      </text:list>
      <text:list text:style-name="L3">
        <text:list-item>
          <text:p text:style-name="P3"><text:span text:style-name="T52">RAM</text:span><text:span text:style-name="T53"> </text:span><text:span text:style-name="T54">(Random</text:span><text:span text:style-name="T55"> </text:span><text:span text:style-name="T56">Access</text:span><text:span text:style-name="T57"> </text:span><text:span text:style-name="T58">Memory)</text:span>: Unità di memoria, intesa come memoria di lavoro o memoria principale</text:p>
        </text:list-item>
        <text:list-item>
          <text:p text:style-name="P3"><text:span text:style-name="T59">Unità</text:span><text:span text:style-name="T60"> </text:span><text:span text:style-name="T61">di</text:span><text:span text:style-name="T62"> </text:span><text:span text:style-name="T63">input</text:span> (tastiere, mouse, ecc.)</text:p>
        </text:list-item>
        <text:list-item>
          <text:p text:style-name="P3"><text:span text:style-name="T64">Unità</text:span><text:span text:style-name="T65"> </text:span><text:span text:style-name="T66">di</text:span><text:span text:style-name="T67"> </text:span><text:span text:style-name="T68">output</text:span> (monitor, stampanti, plotter, ecc.)</text:p>
        </text:list-item>
        <text:list-item>
          <text:p text:style-name="P3"><text:span text:style-name="T69">Bus</text:span> ovvero un canale che collega tutti i componenti fra loro</text:p>
        </text:list-item>
      </text:list>
      <text:p text:style-name="First_20_paragraph">In un calcolatore convenzionale le istruzioni vengono processate <text:span text:style-name="T70">sequenzialmente</text:span> nei seguenti passi:</text:p>
      <text:list text:style-name="L4">
        <text:list-item>
          <text:p text:style-name="P4">un istruzione viene caricata dalla memoria (fetch) e decodificata</text:p>
        </text:list-item>
        <text:list-item>
          <text:p text:style-name="P4">vengono calcolati gli indirizzi degli operandi</text:p>
        </text:list-item>
        <text:list-item>
          <text:p text:style-name="P4">vengono prelevati gli operandi dalla memoria</text:p>
        </text:list-item>
        <text:list-item>
          <text:p text:style-name="P4">viene eseguita l’istruzione</text:p>
        </text:list-item>
        <text:list-item>
          <text:p text:style-name="P4">il risultato viene scritto in memoria (store)</text:p>
        </text:list-item>
      </text:list>
      <text:p text:style-name="First_20_paragraph">Esistono pertanto due strategie per migliorare le performance</text:p>
      <text:list text:style-name="L5">
        <text:list-item>
          <text:p text:style-name="P5">Aumentare le prestazioni dei singoli componenti elettronici</text:p>
        </text:list-item>
        <text:list-item>
          <text:p text:style-name="P5">Eseguire più istruzioni contemporaneamente</text:p>
        </text:list-item>
      </text:list>
      <text:p text:style-name="First_20_paragraph">Si precisa che in generale un piccolo aumento delle performance non è interessante da un punto di vista tecnologico e pertanto si considera un incremento significativo intorno ad un ordine di grandezza (fattore 10).</text:p>
      <text:p text:style-name="Text_20_body">La prima strategia ha dei limiti fisici:</text:p>
      <text:list text:style-name="L6">
        <text:list-item>
          <text:p text:style-name="P6">Problema della dissipazione del calore</text:p>
        </text:list-item>
        <text:list-item>
          <text:p text:style-name="P6">Limite imposto dalla velocità della luce</text:p>
        </text:list-item>
      </text:list>
      <text:p text:style-name="First_20_paragraph">Il problema della dissipazione del calore è collegato alla dimensione dei transistor che compongono la CPU, questa dimensione è a sua volta collegata alle dimensioni caratteristiche del processo di litografia utilizzato (feature dimension). Il limite attuale per queste dimensioni è intorno ai 10 nanometri e non è possibile scendere molto al disotto di questa dimensione per via di effetti quantistici (oltre naturalmente al limite imposto dalle dimensioni atomiche del supporto di silicio).</text:p>
      <text:p text:style-name="Text_20_body">L’altro limite è la velocità di I/O che è vincolata al limite fisico della velocità della luce per i segnali elettromagnetici nel vuoto.</text:p>
      <text:p text:style-name="Text_20_body">Altri problemi sono la dimensione della ram, che pone un limite alle applicazioni in esecuzione (attualmente su un singolo slot 128GB), la larghezza di banda tra memoria e processore, o fra processore/memoria e I/O, la larghezza di banda della cache, ecc.</text:p>
      <text:h text:style-name="Heading_20_2" text:outline-level="2">Tassonomia di Flynn</text:h>
      <text:p text:style-name="First_20_paragraph">La prima forma di parallelismo sperimentata è il pipelining e presenta delle analogie con il concetto di catena di montaggio dove, in una linea di flusso (pipe) di stazioni di assemblaggio gli elementi vengono assemblati a flusso continuo.</text:p>
      <text:p text:style-name="Text_20_body">In questo caso le componenti elettroniche specializzate (unità) che operano su ciascuna delle 5 fasi attraverso cui viene eseguita una istruzione (dal fetch allo store) funzionano simultaneamente. Ciascuna lavora sulla istruzione seguente rispetto alla unità successiva e sulla istruzione precedente rispetto alla unità precendente. In questo modo si evitano i tempi morti sulle singole unità.</text:p>
      <text:p text:style-name="Text_20_body">Idealmente tutte le stazioni di assemblaggio devono avere la stessa velocità di elaborazione, altrimenti la stazione più lenta diventa il <text:span text:style-name="T71">bottleneck</text:span> della intera pipe.</text:p>
      <text:p text:style-name="Text_20_body">La tassonomia di Flynn è una classificazione delle molteplicità dell’hardware per manipolare stream di istruzioni e di dati. In particolare lo <text:span text:style-name="T72">stream</text:span><text:span text:style-name="T73"> </text:span><text:span text:style-name="T74">delle</text:span><text:span text:style-name="T75"> </text:span><text:span text:style-name="T76">istruzioni</text:span> (sequenza delle istruzioni eseguite dal calcolatore) può essere singolo, <text:span text:style-name="T77">SI</text:span> per Single Instruction stream, o multiplo, <text:span text:style-name="T78">MI</text:span> per Multiple Instruction stream, ed anche lo <text:span text:style-name="T79">stream</text:span><text:span text:style-name="T80"> </text:span><text:span text:style-name="T81">di</text:span><text:span text:style-name="T82"> </text:span><text:span text:style-name="T83">dati</text:span> (sequenza degli operandi su cui vengono eseguite le istruzioni) può essere a sua volta singolo, <text:span text:style-name="T84">SD</text:span> per Single Data stream, o multiplo, <text:span text:style-name="T85">MD</text:span> per Multiple Data stream. Complessivamente sono possibili 4 combinazioni:</text:p>
      <text:list text:style-name="L7">
        <text:list-item>
          <text:p text:style-name="P7"><text:span text:style-name="T86">SISD</text:span>: è la tipica architettura di Von Newman (sistemi scalari monoprocessore) e può essere pipelined</text:p>
        </text:list-item>
        <text:list-item>
          <text:p text:style-name="P7"><text:span text:style-name="T87">MISD</text:span>: più flussi di istruzioni lavorano contemporaneamente su un unico flusso di dati. Non è stata finora utilizzata praticamente.</text:p>
        </text:list-item>
        <text:list-item>
          <text:p text:style-name="P7"><text:span text:style-name="T88">SIMD</text:span>: una singola istruzione opera simultaneamente su più dati, in questo caso il sistema possiede una singola unità di controllo ma diverse unità di elaborazione. Sistemi di questo genere vengono anche chiamati <text:span text:style-name="T89">array</text:span><text:span text:style-name="T90"> </text:span><text:span text:style-name="T91">processor</text:span> o <text:span text:style-name="T92">sistemi</text:span><text:span text:style-name="T93"> </text:span><text:span text:style-name="T94">vettoriali</text:span>. Anche questo genere di sistemi può essere pipelined. Esistono esempi famosi di supercomputer vettoriali (come quelli costruiti dalla Cray negli anni 70) e sviluppati per applicazioni particolari, oggi molti dei moderni processori hanno capacità SIMD ed un set di istruzioni dedicato (SSE, Streaming SIMD Extensions, nel caso Intel).</text:p>
        </text:list-item>
        <text:list-item>
          <text:p text:style-name="P7"><text:span text:style-name="T95">MIMD</text:span>: in questo caso si parla anche di parallelismo asincrono ed esistono più CPU che operano su dati diversi, ovvero più unità di controllo ciascuna collegata a più unità operative. In questo senso ci si può riferire a questi sistemi come ad una versione multiprocessore dei sistemi SIMD.</text:p>
        </text:list-item>
      </text:list>
      <text:p text:style-name="First_20_paragraph">Per realizzare questi sistemi è necessario che i vari sottosistemi comunichino tra loro. Questo può avvenire sia in un solo calcolatore con <text:span text:style-name="T96">un’unica</text:span><text:span text:style-name="T97"> </text:span><text:span text:style-name="T98">memoria</text:span><text:span text:style-name="T99"> </text:span><text:span text:style-name="T100">condivisa</text:span> fra più processori (per questo detti <text:span text:style-name="T101">tightly</text:span><text:span text:style-name="T102"> </text:span><text:span text:style-name="T103">coupled</text:span>), che per questo devono trovarsi nello stesso spazio fisico, sia tramite una rete di calcolatori (con processori in questo caso <text:span text:style-name="T104">loosely</text:span><text:span text:style-name="T105"> </text:span><text:span text:style-name="T106">coupled</text:span>) interconnessi e funzionalmente completi (dotati di CPU, RAM, bus, dischi, etc.), che possono anche trovarsi in posti geograficamente differenti. Inoltre sono anche possibili soluzioni combinate di questi due casi.</text:p>
      <text:p text:style-name="Text_20_body">I sistemi di tipo MIMD abbracciano una ampia classe di architetture possibili, ricapitolando si ha</text:p>
      <text:list text:style-name="L8">
        <text:list-item>
          <text:p text:style-name="P8"><text:span text:style-name="T107">Architettura</text:span><text:span text:style-name="T108"> </text:span><text:span text:style-name="T109">MIMD</text:span><text:span text:style-name="T110"> </text:span><text:span text:style-name="T111">multiprocessore</text:span><text:span text:style-name="T112"> </text:span><text:span text:style-name="T113">o</text:span><text:span text:style-name="T114"> </text:span><text:span text:style-name="T115">shared</text:span><text:span text:style-name="T116"> </text:span><text:span text:style-name="T117">memory</text:span><text:span text:style-name="T118"> </text:span><text:span text:style-name="T119">system</text:span>: i processori condividono i dati e le istruzioni in una memoria centrale comune. La comunicazione avviene dunque mediante condivisione della memoria attraverso un bus.</text:p>
        </text:list-item>
        <text:list-item>
          <text:p text:style-name="P8"><text:span text:style-name="T120">Architettura</text:span><text:span text:style-name="T121"> </text:span><text:span text:style-name="T122">MIMD</text:span><text:span text:style-name="T123"> </text:span><text:span text:style-name="T124">multicomputer</text:span><text:span text:style-name="T125"> </text:span><text:span text:style-name="T126">o</text:span><text:span text:style-name="T127"> </text:span><text:span text:style-name="T128">distributed</text:span><text:span text:style-name="T129"> </text:span><text:span text:style-name="T130">memory</text:span><text:span text:style-name="T131"> </text:span><text:span text:style-name="T132">system</text:span>: ogni processore ha una memoria propria. I vari processori comunicano tra loro mediante una rete che consente a ciascun processore di trasmettere e ricevere dati dagli altri. I processori possono anche essere fisicamente lontani.</text:p>
        </text:list-item>
      </text:list>
      <text:p text:style-name="First_20_paragraph">Inoltre il genere di calcoli che vengono eseguiti su un sistema parallelo può essere di due tipi, distinti per il genere di priorità che comportano e di performance richieste al sistema</text:p>
      <text:list text:style-name="L9">
        <text:list-item>
          <text:p text:style-name="P9"><text:span text:style-name="T133">HPC,</text:span><text:span text:style-name="T134"> </text:span><text:span text:style-name="T135">High</text:span><text:span text:style-name="T136"> </text:span><text:span text:style-name="T137">Performance</text:span><text:span text:style-name="T138"> </text:span><text:span text:style-name="T139">Computing</text:span>: il calcolo HPC consiste nell’esecuzione di <text:span text:style-name="T140">task</text:span> computazionalmente intensivi nel minor tempo possibile ed è dunque caratterizzato dalla necessità di grandi capacità di calcolo distribuite in brevi periodi di tempo (ore o giorni). Le performance di sistemi per HPC sono spesso misurate in <text:span text:style-name="T141">FLOPS</text:span> (FLoating point OPerations per Second).</text:p>
        </text:list-item>
        <text:list-item>
          <text:p text:style-name="P9"><text:span text:style-name="T142">HTC,</text:span><text:span text:style-name="T143"> </text:span><text:span text:style-name="T144">High</text:span><text:span text:style-name="T145"> </text:span><text:span text:style-name="T146">Throughput</text:span><text:span text:style-name="T147"> </text:span><text:span text:style-name="T148">Computing</text:span>: il calcolo HTC consiste usualmente nell’esecuzione di molti task debolmente correlati (o di singoli task su grandi moli di dati) che si ha interesse siano completati efficientemente lungo periodo (mesi o anni).</text:p>
        </text:list-item>
      </text:list>
      <text:p text:style-name="First_20_paragraph">La velocità della condivisione di istruzioni e dati caratteristici dei sistemi a memoria condivisa contro la flessibilità e la scalabilità dei sistemi a memoria distribuita tendono in maniera natuarale a far identificare i primi come soluzioni per HPC ed i secondi per HTC.</text:p>
      <text:p text:style-name="Text_20_body">Anche in questo caso (specialmente nel caso di grandi sistemi) questi paradigmi possono combinarsi (ad esempio i sottosistemi di una infrastruttura per HTC possono essere effettivamente sistemi HPC).</text:p>
      <text:h text:style-name="Heading_20_2" text:outline-level="2">SETI@home</text:h>
      <text:p text:style-name="First_20_paragraph">SETI@home è stato un progetto per la ricerca di segnali radio compatibili con segni di vita intelligente extraterrestre. Questo progetto è stato tra i primi e più famosi ad essersi avvalsi di una infrastruttura di calcolo distribuito <text:span text:style-name="T149">volontario</text:span> basata su internet, ovvero ad aver utilizzato le risorse, momentaneamente e gratuitamente messe a disposizione, di personal computer geograficamente distribuiti e connessi ad un nodo centrale tramite una connessione internet.</text:p>
      <text:p text:style-name="Text_20_body">Oggi parte della tecnologia sviluppata per SETI@home è confluita in una infrastruttura per il calcolo distribuito indipendente dal particolare progetto di ricerca denominata BOINC (Berkley Open Infrastructure for Network Computing). Tramite quest’ultima gli utenti possono decidere di donare il proprio tempo di CPU ad uno o più progetti. Lo stesso SETI@home prosegue oggi come uno dei progetti ospitati da BOINC.</text:p>
      <text:p text:style-name="Text_20_body">Nel caso di SETI@home l’obiettivo era analizzare tutto lo spettro delle frequenze di un radio telescopio per l’intero tempo di osservazione. Ciò che ha reso possibile l’impiego della infrastruttura di calcolo descritta</text:p>
      <text:list text:style-name="L10">
        <text:list-item>
          <text:p text:style-name="P10">I dati possono essere spacchettati in piccole porzioni (dell’ordine di 500 Kbyte), non è pertanto necessaria una connessione ad alte performance fra i singoli nodi.</text:p>
        </text:list-item>
        <text:list-item>
          <text:p text:style-name="P10">Il tempo di CPU necessario per analizzare tali porzioni di dati su hardware di consumo è relativamente breve.</text:p>
        </text:list-item>
        <text:list-item>
          <text:p text:style-name="P10">L’analisi dei segnali in ciascuna porzione è del tutto indipendente dalle altre ed è pertanto possibile eseguire tutti i job contemporaneamente (si dice che il problema è <text:span text:style-name="T150">embarassingly</text:span><text:span text:style-name="T151"> </text:span><text:span text:style-name="T152">parallel</text:span> o <text:span text:style-name="T153">perfectly</text:span><text:span text:style-name="T154"> </text:span><text:span text:style-name="T155">parallel</text:span>).</text:p>
        </text:list-item>
      </text:list>
      <text:h text:style-name="Heading_20_2" text:outline-level="2">Cluster</text:h>
      <text:p text:style-name="First_20_paragraph">Un generico gruppo di calcolatori interconnessi ed in grado di lavorare cooperativamente come un unico sistema è in generale indicato come <text:span text:style-name="T156">cluster</text:span>.</text:p>
      <text:p text:style-name="Text_20_body">Perchè un cluster possa essere considerato come un sistema a memoria distribuita è necessario: - hardware di rete ad elevate prestazioni - uno strato software che implementi le funzionalità richieste (interfacce, protocolli, librerie, etc.) - applicativi che sfruttino le capacità del sistema</text:p>
      <text:p text:style-name="Text_20_body">Un esempio di queste librerie è <text:span text:style-name="T157">MPI</text:span> (Message Passing Interface) che permette di implementare in diversi linguaggi (C, C++, Fortran, Python, Julia) applicativi per sistemi a memoria distribuita. L’ovvia premessa è che, indipendentemente dal sistema particolare o dal linguaggio di programmazione, l’algoritmo sia parallelizzabile.</text:p>
      <text:p text:style-name="Text_20_body">In generale esistono tre tipi di cluster (i primi due sono i più diffusi):</text:p>
      <text:list text:style-name="L11">
        <text:list-item>
          <text:p text:style-name="P11"><text:span text:style-name="T158">Fail-over</text:span><text:span text:style-name="T159"> </text:span><text:span text:style-name="T160">Cluster</text:span>: il funzionamento delle macchine è continuamente monitorato e quando una di queste ha un malfunzionamento un’altra subentra in attività.</text:p>
        </text:list-item>
        <text:list-item>
          <text:p text:style-name="P11"><text:span text:style-name="T161">Load</text:span><text:span text:style-name="T162"> </text:span><text:span text:style-name="T163">Balancing</text:span><text:span text:style-name="T164"> </text:span><text:span text:style-name="T165">Cluster</text:span>: è un sistema nel quale le richieste di lavoro sono inviate alla macchina con meno carico di elaborazione distribuendo/bilanciando così il carico di lavoro sulle singole macchine.</text:p>
        </text:list-item>
        <text:list-item>
          <text:p text:style-name="P11"><text:span text:style-name="T166">HPC</text:span><text:span text:style-name="T167"> </text:span><text:span text:style-name="T168">Cluster</text:span>: le macchine suddividono l’esecuzione di un <text:span text:style-name="T169">job</text:span> in più processi e questi ultimi vengono istanziati simulataneamente su più macchine (calcolo distribuito).</text:p>
        </text:list-item>
      </text:list>
      <text:p text:style-name="First_20_paragraph">In generale i vantaggi offerti da un cluster rispetto ad un singolo calcolatore sono</text:p>
      <text:list text:style-name="L12">
        <text:list-item>
          <text:p text:style-name="P12"><text:span text:style-name="T170">Incremento</text:span><text:span text:style-name="T171"> </text:span><text:span text:style-name="T172">delle</text:span><text:span text:style-name="T173"> </text:span><text:span text:style-name="T174">capacità</text:span><text:span text:style-name="T175"> </text:span><text:span text:style-name="T176">di</text:span><text:span text:style-name="T177"> </text:span><text:span text:style-name="T178">calcolo</text:span> grazie allo sfruttamento di più unità di calcolo e maggiore disponibilità di memoria</text:p>
        </text:list-item>
        <text:list-item>
          <text:p text:style-name="P12"><text:span text:style-name="T179">Maggiore</text:span><text:span text:style-name="T180"> </text:span><text:span text:style-name="T181">affidabilità</text:span> in quanto il sistema continua a funzionare anche in caso di guasti di parti di esso (ovvero dei singoli calcolatori)</text:p>
        </text:list-item>
        <text:list-item>
          <text:p text:style-name="P12"><text:span text:style-name="T182">Minori</text:span><text:span text:style-name="T183"> </text:span><text:span text:style-name="T184">costi</text:span>, infatti questi sistemi sono fino a 15 volte più economici dei tradizionali supercomputer rispetto ai quali, a parità di prestazioni, permettono un notevole risparmio sui componenti hardware</text:p>
        </text:list-item>
        <text:list-item>
          <text:p text:style-name="P12"><text:span text:style-name="T185">Scalabilità</text:span><text:span text:style-name="T186"> </text:span><text:span text:style-name="T187">hardware</text:span>, possibilità di aggiungere ho rimpiazzare singole componenti a caldo</text:p>
        </text:list-item>
        <text:list-item>
          <text:p text:style-name="P12"><text:span text:style-name="T188">Disponibilità</text:span><text:span text:style-name="T189"> </text:span><text:span text:style-name="T190">di</text:span><text:span text:style-name="T191"> </text:span><text:span text:style-name="T192">un</text:span><text:span text:style-name="T193"> </text:span><text:span text:style-name="T194">gran</text:span><text:span text:style-name="T195"> </text:span><text:span text:style-name="T196">numero</text:span><text:span text:style-name="T197"> </text:span><text:span text:style-name="T198">di</text:span><text:span text:style-name="T199"> </text:span><text:span text:style-name="T200">software</text:span><text:span text:style-name="T201"> </text:span><text:span text:style-name="T202">Open</text:span><text:span text:style-name="T203"> </text:span><text:span text:style-name="T204">Source</text:span> come MOSIX e openMosix.</text:p>
        </text:list-item>
      </text:list>
      <text:p text:style-name="First_20_paragraph">Gli svantaggi principali sono:</text:p>
      <text:list text:style-name="L13">
        <text:list-item>
          <text:p text:style-name="P13">Difficoltà di gestione e di organizzazione di un elevato numero di calcolatori</text:p>
        </text:list-item>
        <text:list-item>
          <text:p text:style-name="P13">Possibilità di problemi di connessione e di banda passante (specialmente di calcolatori lontani)</text:p>
        </text:list-item>
        <text:list-item>
          <text:p text:style-name="P13">Assieme allo hardware scala anche la probabilità di failure</text:p>
        </text:list-item>
        <text:list-item>
          <text:p text:style-name="P13">Scarse prestazioni nel caso di applicazioni non parallelizzabili</text:p>
        </text:list-item>
      </text:list>
      <text:p text:style-name="First_20_paragraph">Fra i primi cluster si ricordano i cluster Beowulf, ovvero cluster di semplici personal computer collegati tramite reti informatiche standard, senza l’utilizzo di hardware esplicitamente sviluppato per il calcolo parallelo. Cluster di questo genere erano in genere cluster di computer IBM compatibili, implementati utilizzando software Open Source con lo scopo di eseguire task computazionalmente intensivi in genere in ambito tecnico scientifico.</text:p>
      <text:p text:style-name="Text_20_body">I Beowulf cluster sono caratterizzati da - Accesso al sistema possibile solo dal nodo principale, che spesso è l’unico ad essere dotato di tastiera e monitor. - Nodi basati su di una architettura standard (x86,AMD64,PowerPC,etc.), usualmente uguale per tutti i nodi. - Utilizzo di un sistema operativo (in genere GNU/Linux) e software Open Source</text:p>
      <text:h text:style-name="Heading_20_2" text:outline-level="2">Batch System</text:h>
      <text:p text:style-name="First_20_paragraph">Gli atomi di calcolo (in cui viene istanziato un processo, letti o scritti dati, etc.) in un sistema multiutente (come può essere un cluster) vengono detti <text:span text:style-name="T205">job</text:span> (utilizzando una terminologia propria dei sistemi UNIX) e la richiesta di esecuzione di un job da parte di un utente è detta sottomissione di un job.</text:p>
      <text:p text:style-name="Text_20_body">Per poter distribuire i job degli utenti su un cluster è necessario un software chiamato batch system (o PBS, Portable Batch System). Questi software si occupano di gestire l’ordine di esecuzione dei job e, in un sistema distribuito, di scegliere il nodo su cui verranno eseguiti. Dunque i batch sistem hanno il compito di accomodare le richieste degli utenti (<text:span text:style-name="T206">domanda</text:span>) e la disponibilità (limitata) di risorse (<text:span text:style-name="T207">offerta</text:span>), operazione nota in questo contesto come <text:span text:style-name="T208">matchmaking</text:span>.</text:p>
      <text:p text:style-name="Text_20_body">Alcuni esempi di batch system sono Condor, Torque/Maui, LSF, SLURM, PBSPro, Oracle Grid Engine, Open Grid Engine.</text:p>
      <text:p text:style-name="Text_20_body">La maggior parte di questi sistemi organizzano i job in una o più code e per questa ragione sono anche noti come <text:span text:style-name="T209">sistemi</text:span><text:span text:style-name="T210"> </text:span><text:span text:style-name="T211">di</text:span><text:span text:style-name="T212"> </text:span><text:span text:style-name="T213">code</text:span>. L’operazione di ordinare i job nella coda di esecuzione è nota come <text:span text:style-name="T214">job</text:span><text:span text:style-name="T215"> </text:span><text:span text:style-name="T216">scheduling</text:span>, o scheduling, ed esistono diversi algoritmi che tentano di ottimizzare il problema dello scheduling rispetto a diversi parametri.</text:p>
      <text:p text:style-name="Text_20_body">La premessa ovvia al problema dello scheduling è la capacità di monitorare le risorse.</text:p>
      <text:p text:style-name="Text_20_body">Genericamente i parametri rispetto a cui viene ottimizzato un algoritmo di scheduling sono</text:p>
      <text:list text:style-name="L14">
        <text:list-item>
          <text:p text:style-name="P14"><text:span text:style-name="T217">Throughput</text:span>: il numero totale di job che vengono completatti nell’unità di tempo</text:p>
        </text:list-item>
        <text:list-item>
          <text:p text:style-name="P14"><text:span text:style-name="T218">Latenze</text:span> ed in particolare</text:p>
        </text:list-item>
        <text:list-item>
          <text:p text:style-name="P14"><text:span text:style-name="T219">Turnaround</text:span><text:span text:style-name="T220"> </text:span><text:span text:style-name="T221">Time</text:span>: tempo totale tra la sottomissione di un processo ed il suo completamento</text:p>
        </text:list-item>
        <text:list-item>
          <text:p text:style-name="P14"><text:span text:style-name="T222">Response</text:span><text:span text:style-name="T223"> </text:span><text:span text:style-name="T224">Time</text:span>: lasso di tempo che intercorre fra la sottomissione di un job ed una risposta (es. stampa a video sul terminale) da parte del job</text:p>
        </text:list-item>
        <text:list-item>
          <text:p text:style-name="P14"><text:span text:style-name="T225">Fairness</text:span>: equità del tempo di calcolo assegnato a job della stessa priorità</text:p>
        </text:list-item>
        <text:list-item>
          <text:p text:style-name="P14"><text:span text:style-name="T226">Waiting</text:span><text:span text:style-name="T227"> </text:span><text:span text:style-name="T228">Time</text:span>: tempo che un job spende inattivo nella propria coda</text:p>
        </text:list-item>
      </text:list>
      <text:p text:style-name="First_20_paragraph">In pratica è non è possibile ottimizzare tutti questi parametri contemporaneamente (si consideri ad esempio il throughput e la latenza) ed è necessario realizzare un compromesso. I criteri con cui si realizza quest’ultimo sono caratteristici del particolare algoritmo di scheduling e rispondono a particolari esigenze, ad esempio, nel caso di un sistema in cui la sottomissione di job è un servizio a pagamento, parametri come la fairness ed il waiting time diventano prioritarì.</text:p>
      <text:p text:style-name="Text_20_body">Alcuni esempi algoritmi di scheduling sono Unix Scheduling, FCFS (first Come, first Served), SJR (Shortest Job first), Small Job first / Big Job first, Priority Scheduling, Round Robin, Multilevel Queue, Multilevel Feedback Queue, FairShare.</text:p>
      <text:h text:style-name="Heading_20_1" text:outline-level="1">Principi di sicurezza</text:h>
      <text:h text:style-name="Heading_20_2" text:outline-level="2">Algoritmi di crittografia simmetrica e asimmetrica</text:h>
      <text:p text:style-name="First_20_paragraph">Si considerano preliminarmente alcune definizioni generali</text:p>
      <text:list text:style-name="L15">
        <text:list-item>
          <text:p text:style-name="P15"><text:span text:style-name="T229">Credenziali</text:span>: producono prova dell’identità dell’utente, in genere sono uno <text:span text:style-name="T230">username</text:span> ed una <text:span text:style-name="T231">password</text:span> assegnati in combinazione unica</text:p>
        </text:list-item>
        <text:list-item>
          <text:p text:style-name="P15"><text:span text:style-name="T232">Autenticazione</text:span>: verifica dell’identità dell’utente</text:p>
        </text:list-item>
        <text:list-item>
          <text:p text:style-name="P15"><text:span text:style-name="T233">Autorizzazioni</text:span> o permessi, vengono assegnati all’utente assieme alle credenziali e, a seguito della autenticazione, gli permettono o meno di eseguire operazioni su un sistema (istanziare processi, leggere o scrivere dati, etc.)</text:p>
        </text:list-item>
        <text:list-item>
          <text:p text:style-name="P15"><text:span text:style-name="T234">Confidenzialità</text:span>: capacità di inviare un messagio che solo il destinatario possa comprendere</text:p>
        </text:list-item>
        <text:list-item>
          <text:p text:style-name="P15"><text:span text:style-name="T235">Integrità</text:span>: capacità di stabilire che un messaggio ricevuto sia identico a quello inviato dal mittente, ovvero che non vi siano state alterazioni fra l’invio e la consegna</text:p>
        </text:list-item>
        <text:list-item>
          <text:p text:style-name="P15"><text:span text:style-name="T236">autenticità</text:span><text:span text:style-name="T237"> </text:span><text:span text:style-name="T238">e</text:span><text:span text:style-name="T239"> </text:span><text:span text:style-name="T240">non</text:span><text:span text:style-name="T241"> </text:span><text:span text:style-name="T242">ripudio</text:span>: rispettivamente capacità di stabilire l’identità del mittente ed impossibilità da parte di quest’ultimo di disconoscere il messaggio</text:p>
        </text:list-item>
      </text:list>
      <text:p text:style-name="First_20_paragraph">Nei sistemi informatici odierni la confidenzialità è ottenuta modificando il contenuto del messaggio in modo che questo sia incomprensibile ad altri che non siano il destinatario, che dovrà riconvertire il messaggio in forma leggibile.</text:p>
      <text:h text:style-name="Heading_20_1" text:outline-level="1">Grid Computing</text:h>
      <text:h text:style-name="Heading_20_2" text:outline-level="2">Principi di calcolo a Grid</text:h>
      <text:p text:style-name="First_20_paragraph">Una <text:span text:style-name="T243">Grid</text:span><text:span text:style-name="T244"> </text:span><text:span text:style-name="T245">computazionale</text:span>, o semplicemente una Grid, è una infrastruttura hardware e software che garantisca un accesso affidabile, coerente, capillare ed economico a risorse computazionali ad alte prestazioni.</text:p>
      <text:p text:style-name="Text_20_body">Dal punto di vista delle istituzioni che forniscono queste risorse il suo scopo è permettere una condivisione flessibile, sicura e coordinata di queste ultime.</text:p>
      <text:p text:style-name="Text_20_body">Inoltre, dato l’interesse nella condivisione dinamica di risorse fra diverse organizzazioni, le tecnologie Grid non possono rimpiazzare le preesistenti tecnologie per il calcolo distribuito, ma devono piuttosto coesistere ed essere complementari a queste ultime.</text:p>
      <text:p text:style-name="Text_20_body">Gli utenti di un sistema Grid operano generalmente all’interno di organizzazioni virtuali, a cui sono garantiti certi permessi e risorse.</text:p>
      <text:p text:style-name="Text_20_body">Ci sono tre proprietà fondamentali che caratterizzano una Grid rispetto ad altri sistemi per il calcolo distribuito</text:p>
      <text:list text:style-name="L16">
        <text:list-item>
          <text:p text:style-name="P16">Coordinazione su <text:span text:style-name="T246">larga</text:span><text:span text:style-name="T247"> </text:span><text:span text:style-name="T248">scala</text:span> di risorse geograficamente distribuite ed appartenenti a diversi domini amministrativi</text:p>
        </text:list-item>
        <text:list-item>
          <text:p text:style-name="P16">Protocolli ed interfacce standard, aperte e polivalenti, tali da provvedere ad una ampia gamma di servizi</text:p>
        </text:list-item>
        <text:list-item>
          <text:p text:style-name="P16">Capacità di fornire vari tipi di qualità del servizio (QoS, Quality of Service), ovvero di coordinare le risorse in modo da fornire un servizio calibrato sulle richieste degli utenti.</text:p>
        </text:list-item>
      </text:list>
      <text:p text:style-name="First_20_paragraph">Inoltre una Grid presuppone l’assenza di</text:p>
      <text:list text:style-name="L17">
        <text:list-item>
          <text:p text:style-name="P17"><text:span text:style-name="T249">Central</text:span><text:span text:style-name="T250"> </text:span><text:span text:style-name="T251">control</text:span>: una istituzione/nodo centrale a cui facciano riferimento tutti gli altri.</text:p>
        </text:list-item>
        <text:list-item>
          <text:p text:style-name="P17"><text:span text:style-name="T252">Omniscence</text:span>: la conoscenza da parte di ogni istituzione/nodo dello stato di tutti gli altri.</text:p>
        </text:list-item>
        <text:list-item>
          <text:p text:style-name="P17"><text:span text:style-name="T253">Existing</text:span><text:span text:style-name="T254"> </text:span><text:span text:style-name="T255">Trust</text:span><text:span text:style-name="T256"> </text:span><text:span text:style-name="T257">Relationship</text:span>: autenticazione degli individui o delle istituzioni sulla base di relazioni di fiducia preesistenti o comunque esterni alla Grid.</text:p>
        </text:list-item>
      </text:list>
      <text:p text:style-name="First_20_paragraph">Il genere di problemi che una Grid cerca di risolvere è del tipo</text:p>
      <text:p text:style-name="P18">Eseguire il programma X nel sito Y con permessi P, provvedendo accesso ai dati sul sito Z in accordo ai permessi Q</text:p>
      <text:p text:style-name="First_20_paragraph">Riassuntivamente una Grid fornisce un livello di astrazione che rende accessibile un ambiente di calolo distribuito ad alte performance per gli utenti e che permette la condivisione di risorse per le istituzioni, in maniera trasparente ed immune da tre generi di eterogeneità:</text:p>
      <text:list text:style-name="L18">
        <text:list-item>
          <text:p text:style-name="P19">delle risorse</text:p>
        </text:list-item>
        <text:list-item>
          <text:p text:style-name="P19">delle policy</text:p>
        </text:list-item>
        <text:list-item>
          <text:p text:style-name="P19">delle applicazioni</text:p>
        </text:list-item>
      </text:list>
      <text:p text:style-name="First_20_paragraph">Si osserva che il calcolo su Grid si può definire calcolo distribuito con le seguenti precisazioni</text:p>
      <text:list text:style-name="L19">
        <text:list-item>
          <text:p text:style-name="P20">Non viene condiviso solo un processo fra i nodi (dunque tempo di CPU e memoria) ma anche dati e software (in breve viene offert, in accordo ai permessi posseduti dall’utente, l’accesso ad una intera macchina)</text:p>
        </text:list-item>
        <text:list-item>
          <text:p text:style-name="P20">L’esecuzione di un singolo job avviene su una singola macchina (o su un singolo cluster di macchine), ovvero i job sono tra loro indipendenti.</text:p>
        </text:list-item>
      </text:list>
      <text:h text:style-name="Heading_20_2" text:outline-level="2">Sottomissione di job ad una Grid</text:h>
      <text:p text:style-name="First_20_paragraph">Per Grid middleware si intende una serie di componenti software che rendono possibile il calcolo su Grid. Alcuni esempi di Grid middleware sono gLite e EMI.</text:p>
      <text:p text:style-name="Text_20_body">Una analisi delle varie fasi dalla sottomissione di un job ad una Grid alla restituzione del output permette di analizzare i principali componenti di una Grid middleware.</text:p>
      <text:p text:style-name="Text_20_body">Il componente di una Grid middleware con cui un utente si interfaccia è appunto detto <text:span text:style-name="T258">UI</text:span> (User Interface) e tramite quest’ultimo è infine possibile sottomettere un job, in questo contesto anche detto <text:span text:style-name="T259">gridlet</text:span>. Prima di ciò tuttavia un utente deve autenticarsi, per questo fornisce le proprie credenziali al <text:span text:style-name="T260">VOMS</text:span> (Virtual Organization Membership Service), il quale restituisce una chiave all’utente che ne garantisce l’appartenenza ad una certa organizzazione virtuale (le organizzazioni virtuali possono comprendere ad esempio i ricercatori di un certo esperimento). Tramite questa chiave l’utente può sottomettere un job al <text:span text:style-name="T261">WMS</text:span> (Workload Management System), dove viene inserito in una <text:span text:style-name="T262">coda</text:span><text:span text:style-name="T263"> </text:span><text:span text:style-name="T264">globale</text:span>. Quest’ultimo riceve informazioni dal <text:span text:style-name="T265">Information</text:span><text:span text:style-name="T266"> </text:span><text:span text:style-name="T267">Index</text:span> o <text:span text:style-name="T268">Information</text:span><text:span text:style-name="T269"> </text:span><text:span text:style-name="T270">System</text:span>, che contiene un database dei nodi attualmente disponibili, delle loro policy e dei file archiviati in Grid. Tramite le informazioni ricevute dal Information Index ed una descrizione del job (sottomessa dall’utente insieme a quest’ultimo in un linguaggio detto JDL, Job Description Language), il <text:span text:style-name="T271">Resource</text:span><text:span text:style-name="T272"> </text:span><text:span text:style-name="T273">Broker</text:span> computa il nodo più appropriato su cui eseguire il job (matchmaking). A questo punto il WMS può inoltrare il job al nodo, dove viene inserito in una <text:span text:style-name="T274">coda</text:span><text:span text:style-name="T275"> </text:span><text:span text:style-name="T276">locale</text:span>. Una volta eseguito l’output del job viene inoltrato al WMS e finalmente all’utente.</text:p>
      <text:h text:style-name="Heading_20_1" text:outline-level="1">Cloud Computing &amp; Storage</text:h>
      <text:p text:style-name="First_20_paragraph">Le tecnologie di cloud computig hanno avuto negli ultimi anni largo impiego nelle realtà aziendali ed è sempre più probabile che nel futuro diventeranno parte integrante dellle infrastrutture per il calcolo scientifico (attualmente già in fase di sperimentazione).</text:p>
      <text:p text:style-name="Text_20_body">Storicamente Amazon è stata fra le prime aziende a sperimentare queste tecnologie ed a offrire servizi collegati. Ciò nacque dalla esigenza di sfruttare, dunque vendere, le risorse di calcolo in eccesso a propria disposizione, le quali erano state acquistate per affrontare i picchi di domanda sui propri store online in certi periodi dell’anno.</text:p>
      <text:p text:style-name="Text_20_body">La soluzione ideata fu di mettere a disposizione queste risorse di calcolo ad altre aziende che avessero simili problemi di picchi di carico. Naturalmente una soluzione di questo genere comportò l’ideazione di tecnologie atte a rendere utilmente disponibili queste risorse ed isolare fra loro gli utenti di queste ultime. Oggi, dopo alcuni anni di sviluppo, queste tecnologie vengono complessivamente indicate come <text:span text:style-name="T277">cloud</text:span><text:span text:style-name="T278"> </text:span><text:span text:style-name="T279">computing</text:span>.</text:p>
      <text:p text:style-name="Text_20_body">Nel caso del cloud computing la <text:span text:style-name="T280">tecnologia</text:span><text:span text:style-name="T281"> </text:span><text:span text:style-name="T282">abilitante</text:span>, ovvero senza la quale questi sviluppi non sarebbero stati possibili, è stata la <text:span text:style-name="T283">virtualizzazione</text:span>.</text:p>
      <text:h text:style-name="Heading_20_2" text:outline-level="2">Virtualizzazione</text:h>
      <text:p text:style-name="First_20_paragraph">Informalmente, con virtualizzazione si intende la creazione di una versione virtuale di qualcosa, che può essere ad esempio una piattaforma hardware, un dispositivo o un sistema operativo. Questo comporta la creazione di un livello di astrazione intermedio che riproduce certe funzionalità e nasconde i dettagli di ciò che avviene a più basso livello, interfacciandosi con i livelli di astrazione superiore come farebbe l’oggetto che è stato virtualizzato.</text:p>
      <text:p text:style-name="Text_20_body">Un esempio di questo genere di tecnologie è la <text:span text:style-name="T284">Java</text:span><text:span text:style-name="T285"> </text:span><text:span text:style-name="T286">Virtual</text:span><text:span text:style-name="T287"> </text:span><text:span text:style-name="T288">Machine</text:span> (JVM), ovvero un processore virtuale in grado di eseguire un set di istruzioni detto <text:span text:style-name="T289">Java</text:span><text:span text:style-name="T290"> </text:span><text:span text:style-name="T291">bytecode</text:span>. In questo caso se si vuole eseguire codice Java, quest’ultimo deve essere compilato in bytecode ed eseguito su JVM. Questo risolve (in teoria) non solo il problema della portabilità del codice, che in questo modo è indipendente dalla piattaforma, ma anche dello stesso eseguibile, ovvero il java bytecode che può essere eseguito su architetture e sistemi operativi diversi purchè sia stata implementata per questi ultimi una JVM.</text:p>
      <text:p text:style-name="Text_20_body">Nel discorso che segue per virtualizzazione si intenderà <text:span text:style-name="T292">virtualizzazione</text:span><text:span text:style-name="T293"> </text:span><text:span text:style-name="T294">dell’intera</text:span><text:span text:style-name="T295"> </text:span><text:span text:style-name="T296">piattaforma</text:span><text:span text:style-name="T297"> </text:span><text:span text:style-name="T298">hardware</text:span>, ovvero dove generalmente il livello di astrazione creato si frappone fra l’hardware fisico ed il sistema operativo.</text:p>
      <text:h text:style-name="Heading_20_3" text:outline-level="3">Tipi di virtualizzazione</text:h>
      <text:p text:style-name="First_20_paragraph">Si possono distinguere diversi tipi di virtualizzazione ed il primo che è possibile evidenziare è la <text:span text:style-name="T299">emulazione</text:span>. Si parla di emulazione quando i sistemi virtuali possiedono una architettura diversa dall’ospite ed usano un differente set di istruzioni. In altri termini nella emulazione l’hardware virtuale viene simulato (a spese di maggiori risorse, dunque <text:span text:style-name="T300">overhead</text:span>).</text:p>
      <text:p text:style-name="Text_20_body">Il caso in cui i sistemi virtualizzati (<text:span text:style-name="T301">guest</text:span>) abbiano la stessa architettura dei sistemi ospite (<text:span text:style-name="T302">host</text:span>) si può distinguere ancora in <text:span text:style-name="T303">virtualizzazione</text:span><text:span text:style-name="T304"> </text:span><text:span text:style-name="T305">completa</text:span> e <text:span text:style-name="T306">paravirtualizzazione</text:span>.</text:p>
      <text:p text:style-name="Text_20_body">Nel caso della virtualizzzazione completa il sistema operativo ospite non è a conoscenza di essere eseguito su di una macchina virtuale e vede le stesse interfacce di una macchina fisica e dunque funziona senza alcuna modifica. In questo caso il livello software fra le macchine virtuali (VM) ed la macchina fisica viene detto <text:span text:style-name="T307">hypervisor</text:span> ed ha l’onere di tradurre (o inoltrare) le <text:span text:style-name="T308">system</text:span><text:span text:style-name="T309"> </text:span><text:span text:style-name="T310">call</text:span> delle prime verso quest’ultima.</text:p>
      <text:p text:style-name="Text_20_body">Nel caso della paravirtualizzazione i sistemi operativi delle VM sono a conoscenza della virtualizzazione dell’hardware sottostante e possono pertanto essere messe in atto delle ottimizzazioni. Queste consistono in modifiche della interfaccia, tramite chiamate speciali dette <text:span text:style-name="T311">hypercall</text:span>, permettendo ad esempio di eseguire istanze di codice in un ambiente non virtuale, dunque direttamente sull’hardware.</text:p>
      <text:p text:style-name="Text_20_body">Gli hypervisor si distinguono a loro volta fra</text:p>
      <text:list text:style-name="L20">
        <text:list-item>
          <text:p text:style-name="P21">Tipo 1 o <text:span text:style-name="T312">bare</text:span><text:span text:style-name="T313"> </text:span><text:span text:style-name="T314">metal</text:span></text:p>
        </text:list-item>
        <text:list-item>
          <text:p text:style-name="P21">Tipo 2 o <text:span text:style-name="T315">hosted</text:span></text:p>
        </text:list-item>
      </text:list>
      <text:p text:style-name="First_20_paragraph">Gli hypervisor bare metal vengono eseguiti direttamente sull’hardware e le funzionalità di virtualizzazione si fondono insieme ad un kernel specifico in un SO <text:span text:style-name="T316">leggero</text:span> (dedicato alla virtualizzazione, non general purpose) che include anche tutti i driver per le periferiche ed il sistema di gestione/realizzazione delle macchine virtuali. Sono esempi di hypervisor bare metal: XEN, VMware vSphere, Parallels Server 4, Bare Metal e Hyper-V.</text:p>
      <text:p text:style-name="Text_20_body">Gli hypervisor hosted invece sono normali applicativi eseguiti all’interno di un sistema operativo, ed in particolare installati ed eseguiti in user space, in grado di fornire funzionalità di virtualizzazione. Un esempio di questi ultimi è Oracle VirtualBox.</text:p>
      <text:p text:style-name="Text_20_body">Esiste in realtà un terzo genere di hypervisor, in qualche misura ibrido rispetto ai primi due, detto <text:span text:style-name="T317">KVM</text:span> (*Linux Kernel-based Virtual Machine**), il quale è una infrastruttura di virtualizzazione che trasforma il kernel Linux in un hypervisor. In questo caso le funzioni di virtualizzazione vengono offerte da applicativi in user space che tuttavia fanno uso di interfacce esposte da un modulo del kernel Linux. Inoltre KVM può approfittare di alcune estensioni hardware dedicate alla virtualizzazione, in particolare legate alla gestione della memoria, ed in genere supportate dalle ultime generazioni di processori che permettono un migliore sfruttamento delle risorse (riduzione overhead).</text:p>
      <text:h text:style-name="Heading_20_3" text:outline-level="3">Vantaggi della virtualizzazione</text:h>
      <text:p text:style-name="First_20_paragraph">L’avanzamento tecnologico degli ultimi anni ha prodotto una situazione in cui (generalmente ed in media) gli applicativi non sono più in grado di saturare le risorse hardware disponibili, sia nel caso di personal computing che, in maniera ancora più accentuata, in ambito aziendale.</text:p>
      <text:p text:style-name="Text_20_body">Infatti si stima che un moderno server venga sfruttato solo al 15-20% e pertanto la virtualizzazione offre, permettendo di ospitare 3 o 4 machine virtuali sullo stesso hardware, il vantaggio di un miglior sfruttamento delle risorse, chiamato in ambito aziendale <text:span text:style-name="T318">consolidamento</text:span><text:span text:style-name="T319"> </text:span><text:span text:style-name="T320">dei</text:span><text:span text:style-name="T321"> </text:span><text:span text:style-name="T322">server</text:span>, e dunque la <text:span text:style-name="T323">riduzione</text:span><text:span text:style-name="T324"> </text:span><text:span text:style-name="T325">dei</text:span><text:span text:style-name="T326"> </text:span><text:span text:style-name="T327">server</text:span><text:span text:style-name="T328"> </text:span><text:span text:style-name="T329">fisici</text:span>. Quest’ultima comporta la riduzione dei consumi energetici (quindi la necessità di impianti di raffreddamento meno potenti), dei <text:span text:style-name="T330">guasti</text:span><text:span text:style-name="T331"> </text:span><text:span text:style-name="T332">hardware</text:span>, dei tempi tecnici per il montaggio ed il cablaggio, del numero di armadi (<text:span text:style-name="T333">rack</text:span>) e pertanto l’abbattimento dello spazio dedicato in sala macchine per questi ultimi ed il loro relativo cablaggio.</text:p>
      <text:p text:style-name="Text_20_body">Inoltre il software, ed in particolar modo il sistema operativo in esecuzione su una macchina, è in genere strettamente legato all’hardware su cui viene eseguito. Pertanto se, ad esempio per un guasto hardware, si deve migrare una installazione da una macchina ad un’altra, si dovrà spendere del tempo nella configurazione del nuovo hardware. A questo proposito la virtualizzazione offre il vantaggio della <text:span text:style-name="T334">indipendenza</text:span><text:span text:style-name="T335"> </text:span><text:span text:style-name="T336">hardware</text:span>, infatti il sistema operativo guest non si interfaccia con l’hardware fisico ma con un livello di astrazione di quest’ultimo e l’amministratore potrebbe spostare o clonare una macchina virtuale su altre macchine fisiche che eseguano lo stesso ambiente di virtualizzazione senza ulteriore lavoro (se si esclude la configurazione di quest’ultimo).</text:p>
      <text:p text:style-name="Text_20_body">L’indipendenza dallo hardware in alcuni casi non rappresenta semplicemente una semplificazione della amministrazione straordinaria di sistema ma una necessità. Il tipico esempio è il supporto di vecchie applicazioni (<text:span text:style-name="T337">legacy</text:span>), ad esempio sviluppate per DOS, non in grado di supportare hardware più recente. In questi casi gli ambienti di virtualizzazione permettono l’esecuzione anche di sistemi <text:span text:style-name="T338">legacy</text:span> permettendo ai responsabili IT di liberarsi del vecchio hardware non più supportato e più soggetto a guasti.</text:p>
      <text:p text:style-name="Text_20_body">Un ulteriore vantaggio è la <text:span text:style-name="T339">standardadizzazione</text:span><text:span text:style-name="T340"> </text:span><text:span text:style-name="T341">del</text:span><text:span text:style-name="T342"> </text:span><text:span text:style-name="T343">runtime</text:span>, ovvero mettere appunti ambienti di sviluppo (ma anche postazioni di lavoro, server di posta, etc.) omogenei in maniera semplicemente riproducibile, e la <text:span text:style-name="T344">creazione</text:span><text:span text:style-name="T345"> </text:span><text:span text:style-name="T346">di</text:span><text:span text:style-name="T347"> </text:span><text:span text:style-name="T348">ambienti</text:span><text:span text:style-name="T349"> </text:span><text:span text:style-name="T350">di</text:span><text:span text:style-name="T351"> </text:span><text:span text:style-name="T352">test</text:span>, ovvero di ambienti isolati che possano essere facilmente creati, distrutti o ripristinati ad uno stato precedente, per testare software.</text:p>
      <text:h text:style-name="Heading_20_3" text:outline-level="3">Svantaggi della virtualizzazione</text:h>
      <text:p text:style-name="First_20_paragraph">Una delle caratteristiche richieste fin da principio alle tecnologie di virtualizzazione è l’isolamento dei dati e dei processi dei sistemi virtualizzati. In particolare questo aspetto, come si vedrà in seguito, emerge preponderantemente nei casi in cui gli utenti dei sistemi virtualizzati acquistano come servizio l’infrastruttura di virtualizzazione da terzi e pertanto si richiede che sullo stesso hardware coesistano diversi utenti senza collidere.</text:p>
      <text:p text:style-name="Text_20_body">Tuttavia l’isolamento è realizzato dal software di virtualizzazione ed i <text:span text:style-name="T353">problemi</text:span><text:span text:style-name="T354"> </text:span><text:span text:style-name="T355">di</text:span><text:span text:style-name="T356"> </text:span><text:span text:style-name="T357">sicurezza</text:span> che derivano da bachi di quest’ultimo sono fra i principali svantaggi di queste tecnologie.</text:p>
      <text:p text:style-name="Text_20_body">Inoltre l’introduzione di un livello software fra i sistemi virtualizzati e lo hardware ha come inevitabile contropartita una <text:span text:style-name="T358">diminuzione</text:span><text:span text:style-name="T359"> </text:span><text:span text:style-name="T360">delle</text:span><text:span text:style-name="T361"> </text:span><text:span text:style-name="T362">performance</text:span> (seppure minima, grazie al perfezionamento di queste tecnologie ed al loro elevato grado di maturità). Concretamente questa riduzione delle perfomance consiste in un overhead di esecuzione praticamente non rilevabile ed in una <text:span text:style-name="T363">riduzione</text:span><text:span text:style-name="T364"> </text:span><text:span text:style-name="T365">del</text:span><text:span text:style-name="T366"> </text:span><text:span text:style-name="T367">throughput</text:span><text:span text:style-name="T368"> </text:span><text:span text:style-name="T369">di</text:span><text:span text:style-name="T370"> </text:span><text:span text:style-name="T371">I/O</text:span> su disco e di rete misurabili (meno importanti nel caso di paravirtualizzazione e trascurabili per quest’ultimo per traffico di rete).</text:p>
      <text:h text:style-name="Heading_20_2" text:outline-level="2">Cloud Computing</text:h>
      <text:p text:style-name="First_20_paragraph">Le peculiarità delle tecnologie di virtualizzazione hanno introdotto negli ultimi anni una modifica radicale degli approcci al calcolo, con applicazioni al calcolo scientifico.</text:p>
      <text:p text:style-name="Text_20_body">Storicamente in principio, in ambito aziendale ma anche scientifico, il calcolo era affidato ai <text:span text:style-name="T372">mainframe</text:span>, grandi macchine con differenze architetturali (sia hw che sw) sostanziali rispetto ai server comunemente diffusi oggi, le cui risorse, ovvero tempo di calcolo, venivano allocate in maniera molto critica – sistemi di questo genere continuano ad esistere ad esempio in banche o agenzie governative.</text:p>
      <text:p text:style-name="Text_20_body">Successivamente, grazie agli sviluppi tecnologici ed in particolare la miniaturizzazione dell’elettronica, si affermò un modello di calcolo basato su hardware in pieno controllo dell’utente (<text:span text:style-name="T373">personal</text:span><text:span text:style-name="T374"> </text:span><text:span text:style-name="T375">computers</text:span>), successivamente sull’accesso a risorse di calcolo remote (<text:span text:style-name="T376">client-server</text:span><text:span text:style-name="T377"> </text:span><text:span text:style-name="T378">computing</text:span>) ed in particolare (successivamente) sull’accesso a documenti remoti (<text:span text:style-name="T379">Web</text:span>).</text:p>
      <text:p text:style-name="Text_20_body">Negli ultmi dieci anni, in particolare grazie alle tecnologie di virtualizzazione, si è sviluppato un nuovo paradigma basato sull’accesso a risorse di calcolo remote con caratteristiche innovative detto <text:span text:style-name="T380">cloud</text:span><text:span text:style-name="T381"> </text:span><text:span text:style-name="T382">computing</text:span>.</text:p>
      <text:h text:style-name="Heading_20_3" text:outline-level="3">Traditional infrastructure model</text:h>
      <text:p text:style-name="First_20_paragraph">Sia in ambito aziendale che scientifico la crescita nel tempo di una istituzione in genere comporta una maggiore richiesta di risorse di calcolo, ad esempio per un aumento della base di utenti.</text:p>
      <text:p text:style-name="Text_20_body">L’approccio tradizionale a questo problema era di acquistare un surplus di risorse, rispetto alla domanda attuale, per tenere il passo delle delle richieste future. Le previsioni sul tasso di crescita e la frequenza degli aggiornamenti determinavano l’entità di questo surplus. Si osserva che, anche nel caso ideale di una crescita monotona con previsioni affidabili sul tasso di crescita, questa è una soluzione non ottima in quanto per certi lassi di tempo vengono allocate (dunque pagate) risorse che rimangono inutilizzate.</text:p>
      <text:p text:style-name="Text_20_body">Nei casi reali questo genere di soluzioni presenta ulteriori svantaggi. Infatti in questi ultimi la domanda di risorse, pur potendo avere in media semplice (ad esempio una crescita lineare), è in genere soggetta a fasi di crescita e contrazione, con un tasso non prevedibile. Le conseguenze di queste oscillazioni sono dei <text:span text:style-name="T383">surplus</text:span><text:span text:style-name="T384"> </text:span><text:span text:style-name="T385">con</text:span><text:span text:style-name="T386"> </text:span><text:span text:style-name="T387">perdite</text:span><text:span text:style-name="T388"> </text:span><text:span text:style-name="T389">non</text:span><text:span text:style-name="T390"> </text:span><text:span text:style-name="T391">accettabili</text:span> (spese troppo ingenti rispetto al consumo di risorse) e <text:span text:style-name="T392">periodi</text:span><text:span text:style-name="T393"> </text:span><text:span text:style-name="T394">di</text:span><text:span text:style-name="T395"> </text:span><text:span text:style-name="T396">deficit</text:span>.</text:p>
      <text:p text:style-name="Text_20_body">Da questa discussione emerge che i problemi di questo approccio sono la lentezza degli interventi di aggiornamento delle infrastrutture e la loro irreversibilità, nel senso che una volta acquistate non è possibile (o non è conveniente) cederle o smantellarle e rappresentano un costo fisso.</text:p>
      <text:p text:style-name="Text_20_body">Il <text:span text:style-name="T397">cloud</text:span><text:span text:style-name="T398"> </text:span><text:span text:style-name="T399">computin</text:span> è un insieme di tecnologie che permette un approccio al problema delle risorse radicalmente differente, rendendo possibile ad esempio approntare una infrastruttura di calcolo in tempi dell’ordine di alcuni minuti, contro le diverse settimane necessarie nel caso di IT tradizionale.</text:p>
      <text:h text:style-name="Heading_20_3" text:outline-level="3">Definizione di cloud computing</text:h>
      <text:p text:style-name="First_20_paragraph">In letteratura la definizione di riferimento per le tecnologie di cloud computing è quella data dal <text:span text:style-name="T400">National</text:span><text:span text:style-name="T401"> </text:span><text:span text:style-name="T402">Institute</text:span><text:span text:style-name="T403"> </text:span><text:span text:style-name="T404">of</text:span><text:span text:style-name="T405"> </text:span><text:span text:style-name="T406">Standards</text:span><text:span text:style-name="T407"> </text:span><text:span text:style-name="T408">and</text:span><text:span text:style-name="T409"> </text:span><text:span text:style-name="T410">Technology</text:span> USA (<text:span text:style-name="T411">NIST</text:span>), che in sintesi definisce queste ultime come</text:p>
      <text:p text:style-name="P22"><text:span text:style-name="T412">fornitura</text:span> di tecnologia di <text:span text:style-name="T413">informazione</text:span><text:span text:style-name="T414"> </text:span><text:span text:style-name="T415">e</text:span><text:span text:style-name="T416"> </text:span><text:span text:style-name="T417">comunicazione</text:span> (ICT) come <text:span text:style-name="T418">servizio</text:span></text:p>
      <text:p text:style-name="First_20_paragraph">Si osserva che concettualmente il termine di maggior peso in questa definizione è <text:span text:style-name="T419">servizio</text:span>, il quale racchiude il contenuto innovativo di queste tecnologie (e dei paradigmi che rendono possibili).</text:p>
      <text:p text:style-name="Text_20_body">La definizione del NIST inoltre prevede alcuni punti</text:p>
      <text:list text:style-name="L21">
        <text:list-item>
          <text:p text:style-name="P23"><text:span text:style-name="T420">On</text:span><text:span text:style-name="T421"> </text:span><text:span text:style-name="T422">demand</text:span><text:span text:style-name="T423"> </text:span><text:span text:style-name="T424">self</text:span><text:span text:style-name="T425"> </text:span><text:span text:style-name="T426">service:</text:span> l’utente del servizio deve essere in grado di ottenere in maniera semplice, trasparente ed automatica risorse di calcolo, come ad esempio CPU time o dischi, alla bisogna, senza la necessità di una interazione diretta con gli amministratori dei service provider o di un intervento umano.</text:p>
        </text:list-item>
        <text:list-item>
          <text:p text:style-name="P23"><text:span text:style-name="T427">Broad</text:span><text:span text:style-name="T428"> </text:span><text:span text:style-name="T429">network</text:span><text:span text:style-name="T430"> </text:span><text:span text:style-name="T431">access:</text:span> il servizio deve essere distribuito ed accessibile tramite la rete</text:p>
        </text:list-item>
        <text:list-item>
          <text:p text:style-name="P23"><text:span text:style-name="T432">Resource</text:span><text:span text:style-name="T433"> </text:span><text:span text:style-name="T434">pooling:</text:span> le risorse di calcolo, fisiche o virtuali, disponibili al service provider devono essere distribuite e riassegnate dinamicamente agli utenti in base alla domanda senza che questi ultimi collidano, ovvero realizzando una condizione di <text:span text:style-name="T435">isolamento</text:span> dei dati e dei processi di questi ultimi in un ambiente fortemente <text:span text:style-name="T436">multi-tenant</text:span>.</text:p>
        </text:list-item>
        <text:list-item>
          <text:p text:style-name="P23"><text:span text:style-name="T437">Rapid</text:span><text:span text:style-name="T438"> </text:span><text:span text:style-name="T439">elasticity:</text:span> il servizio deve essere non solo in grado di fornire risorse di calcolo <text:span text:style-name="T440">elasticamente</text:span>, ovvero in base al carico, ma specialmente in maniera <text:span text:style-name="T441">rapida</text:span>, ovvero adattandosi a quest’ultimo in tempi brevi ed idealmente tenendo il passo della domanda in tempo reale.</text:p>
        </text:list-item>
        <text:list-item>
          <text:p text:style-name="P23"><text:span text:style-name="T442">Measured</text:span><text:span text:style-name="T443"> </text:span><text:span text:style-name="T444">service:</text:span> i service provider devono essere in grado di misurare l’erogazione del servizio, utilizzando metriche di un livello di astrazione adeguato al genere di servizio, in modo da poter sia addebitare eventuali costi di servizio che, più in generale, ottimizzare le risorse fra gli utenti, ad esempio in base alle priorità assegnate alle organizzazioni a cui appartengono.</text:p>
        </text:list-item>
      </text:list>
      <text:p text:style-name="First_20_paragraph">Una analogia utile a cogliere alcuni aspetti del cloud computing è quella con il noleggio auto:</text:p>
      <text:list text:style-name="L22">
        <text:list-item>
          <text:p text:style-name="P24">l’utente effettua una prenotazione telefonica o online senza la necessità di un intervento umano (<text:span text:style-name="T445">self</text:span><text:span text:style-name="T446"> </text:span><text:span text:style-name="T447">service</text:span>) e accendendo un contratto temporaneo relativo alla prestazione particolare (<text:span text:style-name="T448">on</text:span><text:span text:style-name="T449"> </text:span><text:span text:style-name="T450">demand</text:span>)</text:p>
        </text:list-item>
        <text:list-item>
          <text:p text:style-name="P24">il service provider (agenzia di autonoleggio) possiede una rete di distribuzione geograficamente distribuita (<text:span text:style-name="T451">broad</text:span><text:span text:style-name="T452"> </text:span><text:span text:style-name="T453">network</text:span><text:span text:style-name="T454"> </text:span><text:span text:style-name="T455">access</text:span>)</text:p>
        </text:list-item>
        <text:list-item>
          <text:p text:style-name="P24">le risorse (il parco vetture) viene riorganizzato per garantire il servizio in maniera trasparente all’utente (<text:span text:style-name="T456">resource</text:span><text:span text:style-name="T457"> </text:span><text:span text:style-name="T458">pooling</text:span>)</text:p>
        </text:list-item>
        <text:list-item>
          <text:p text:style-name="P24">i dettagli del noleggio sono stabiliti in base alla domanda e possono essere semplicemente modificati (<text:span text:style-name="T459">rapid</text:span><text:span text:style-name="T460"> </text:span><text:span text:style-name="T461">elasticity</text:span>)</text:p>
        </text:list-item>
        <text:list-item>
          <text:p text:style-name="P24">l’addebito agli utenti viene effettuato in base al consumo (<text:span text:style-name="T462">measured</text:span><text:span text:style-name="T463"> </text:span><text:span text:style-name="T464">service</text:span>)</text:p>
        </text:list-item>
      </text:list>
      <text:h text:style-name="Heading_20_3" text:outline-level="3">Service models</text:h>
      <text:p text:style-name="First_20_paragraph">Il paradigma reso possibile dalle tecnologie di cloud computing presenta delle analogie con altri sistemi di condivisione di risorse di calcolo geograficamente distribuite, come ad esempio la GRID, tuttavia <text:span text:style-name="T465">nel</text:span><text:span text:style-name="T466"> </text:span><text:span text:style-name="T467">cloud</text:span><text:span text:style-name="T468"> </text:span><text:span text:style-name="T469">computing</text:span><text:span text:style-name="T470"> </text:span><text:span text:style-name="T471">il</text:span><text:span text:style-name="T472"> </text:span><text:span text:style-name="T473">focus</text:span><text:span text:style-name="T474"> </text:span><text:span text:style-name="T475">è</text:span><text:span text:style-name="T476"> </text:span><text:span text:style-name="T477">sul</text:span><text:span text:style-name="T478"> </text:span><text:span text:style-name="T479">servizio</text:span> e questa, che è una caratteristica distintiva di queste tecnologie, ne ha sancito il successo in ambito aziendale.</text:p>
      <text:p text:style-name="Text_20_body">Nel caso del grid computing la risorsa messa a disposizione dalla infrastruttura è essenzialmente la capacità di eseguire un applicativo, ovvero di sottomettere un job ad un <text:span text:style-name="T480">batch</text:span><text:span text:style-name="T481"> </text:span><text:span text:style-name="T482">system</text:span> che può amministrare risorse facendo uso di tecnologie vicine a quelle adoperate per cloud computing. Quest’ultima è una differenza sostanziale rispetto al cloud computing propriamente detto in cui il panorama dei servizi offerti è molto più ricco e variegato, comportando un profondo divario nella implementazione di queste due tecnologie oltre che nell’approccio al problema.</text:p>
      <text:p text:style-name="Text_20_body">Inoltre il grid computing si è affermato solamente all’interno della comunità scientifica mentre il cloud computing ha suscitato grande interesse nelle realtà aziendali ed è oggi una tecnologia matura ampliamente adottata in questi contesti, con alcune sperimentazioni in ambito scientifico.</text:p>
      <text:p text:style-name="Text_20_body">Le tecnologie di cloud computing vengono in genere classificate in base alla tipologia di servizi che vengono erogati e si distinguono, in prima istanza, in tre livelli</text:p>
      <text:list text:style-name="L23">
        <text:list-item>
          <text:p text:style-name="P25">Infrastructure as a Service (<text:span text:style-name="T483">IaaS</text:span>)</text:p>
        </text:list-item>
        <text:list-item>
          <text:p text:style-name="P25">Platform as a Service (<text:span text:style-name="T484">PaaS</text:span>)</text:p>
        </text:list-item>
        <text:list-item>
          <text:p text:style-name="P25">Software as a Service (<text:span text:style-name="T485">SaaS</text:span>)</text:p>
        </text:list-item>
      </text:list>
      <text:p text:style-name="First_20_paragraph">e successivamente il concetto di <text:span text:style-name="T486">Something</text:span><text:span text:style-name="T487"> </text:span><text:span text:style-name="T488">as</text:span><text:span text:style-name="T489"> </text:span><text:span text:style-name="T490">a</text:span><text:span text:style-name="T491"> </text:span><text:span text:style-name="T492">Service</text:span> è stato esteso ad altri sottolivelli e servizi specifici.</text:p>
      <text:h text:style-name="Heading_20_3" text:outline-level="3">Infrastructure as a Service</text:h>
      <text:p text:style-name="First_20_paragraph">Nel caso di IaaS il service provider mette a disposizione essenzialmente un ambiente di virtualizzazione e fornisce un certo numero di macchine virtuali, con certe caratteristiche, in base alla domanda dell’utenza. Pertanto in questo livello di servizio tutto ciò che arriva fino al livello del sistema operativo è di competenza del service provider, mentre ciò che viene installato sulla macchina (middleware, software, etc.) diventa responsabilità dell’utente.</text:p>
      <text:p text:style-name="Text_20_body">Semplificando, la differenza rispetto alla virtualizzazione su hardware in proprio controllo è che è possibile ottenere in pochi passaggi e su richiesta una macchina virtuale, con CPU, memoria e dischi richiesti, con un sistema operativo scelto senza dover conoscere i dettagli, o dover spendere energie nell’implementazione, della infrastruttura sottostante.</text:p>
      <text:p text:style-name="Text_20_body">In questo caso l’utente può configurare il servizio assemblando virtualmente macchine, dischi, componenti di rete, etc, in maniera automatizzata senza interaggire direttamente con gli amministratori del datacenter in cui è fisicamente ospitato lo hardware (ad esempio tramite una interfaccia Web). Tuttavia questo da solo non sarebbe sufficiente a definire questo genere di servizi cloud computing, infatti ciò che permette di definire quest’ultimo cloud computing è la <text:span text:style-name="T493">flessibilità</text:span> del servizio, in accordo al concetto più generale di <text:span text:style-name="T494">rapid</text:span><text:span text:style-name="T495"> </text:span><text:span text:style-name="T496">elasticity</text:span> (che diventà <text:span text:style-name="T497">dinamicità</text:span> o <text:span text:style-name="T498">scalabilità</text:span><text:span text:style-name="T499"> </text:span><text:span text:style-name="T500">dinamica</text:span> del caso SaaS o PaaS).</text:p>
      <text:p text:style-name="Text_20_body">Ad esempio un ipotetico servizio in cui sia possibile noleggiare una macchina virtuale con certe caratteristiche accendendo un contratto specifico per quella soluzione (<text:span text:style-name="T501">managed</text:span><text:span text:style-name="T502"> </text:span><text:span text:style-name="T503">hosting</text:span>) non potrebbe essere definito cloud computing: nel caso di IaaS è importante che l’utente sia in grado di modificare le caratteristiche del servizio, ovvero l’infrastruttura e dunque CPU, dischi, etc., dinamicamente.</text:p>
      <text:p text:style-name="Text_20_body">Questi servizi sono caratterizzati da:</text:p>
      <text:list text:style-name="L24">
        <text:list-item>
          <text:p text:style-name="P26">Ambienti multitenant virtualizzati e sistemi critici per l’isolamento dei dati e dei processi degli utenti</text:p>
        </text:list-item>
        <text:list-item>
          <text:p text:style-name="P26">Addebito in genere stabilito in base al wall time, non in base all’uso</text:p>
        </text:list-item>
        <text:list-item>
          <text:p text:style-name="P26">Nelle implementazioni reali, possibilità di accoppiare servizi per l’installazione e la manutenzione dei sistemi operativi o del runtime</text:p>
        </text:list-item>
        <text:list-item>
          <text:p text:style-name="P26">Accesso con diritti di amministrazione da parte dell’utente</text:p>
        </text:list-item>
      </text:list>
      <text:p text:style-name="First_20_paragraph">Lo svantaggio peculiare della IaaS consiste nella lentezza e nella complessità nella creazione o modifica di macchine virtuali. In risposta a queste difficoltà molti utenti hanno preferito sistemi più evoluti, nella direzione di PaaS e SaaS, in cui i sistemi scalino dinamicamente, in maniera più automatica e trasparente all’utente, e IaaS è rimasto un servizio riservato ad utenti con esigenze piuttosto specifiche.</text:p>
      <text:h text:style-name="Heading_20_3" text:outline-level="3">Platform as a Service</text:h>
      <text:p text:style-name="First_20_paragraph">Nel caso Platform as a Service quello che fornisce il service provider è un sistema dove il runtime è già disponibile, ovvero dove l’applicazione oggetto del servizio è pronta per essere usata dallo sviluppatore, che in questo contesto è l’utente del servizio. Ad esempio prima di poter sviluppare codice in C è necessario istallare un compilatore, un debugger ed in genere delle librerie, nel caso di PaaS allo sviluppatore viene fornito un ambiente pronto per la compilazione e l’esecuzione del codice, senza che quest’ultimo sia a conoscenza dei dettagli dell’infrastruttura che rende questo possibile o dell’onere di doverla preparare.</text:p>
      <text:p text:style-name="Text_20_body">Nel caso PaaS il service provider fornisce all’utente tutti gli strumenti per lo sviluppo remoto delle sue applicazioni in maniera semplice (ad esempio tramite l’uso di interfacce Web) e la possibilità di gestire in maniera semplice l’intero ciclo di vita di queste ultime.</text:p>
      <text:p text:style-name="Text_20_body">Sinteticamente Platform as a Service è un metodo per l’erogazione di risorse di calcolo attraverso una piattaforma, ovvero tramite una infrastruttura di componenti hardware e software disponibile all’uso e di cui non è necessario conoscere i meccanismi interni. Tutto ciò permette in questo modo di abbattere i tempi ed i costi per lo sviluppo ed il collaudo di applicazioni ed ha segnato il successo di questo approccio. Tuttavia questo da solo non sarebbe sufficiente per parlare di questi servizi come cloud computing, infatti la caratteristica principale di questi servizi è di scalare dinamicamente in base alle richieste degli applicativi sottomessi.</text:p>
      <text:p text:style-name="Text_20_body">Questo tipo di servizi è caratterizzato da:</text:p>
      <text:list text:style-name="L25">
        <text:list-item>
          <text:p text:style-name="P27">Ambienti multitenant</text:p>
        </text:list-item>
        <text:list-item>
          <text:p text:style-name="P27">Scalabilità dei sistemi</text:p>
        </text:list-item>
      </text:list>
      <text:p text:style-name="First_20_paragraph">Il principale svantaggio per l’utenza nella sottoscrizione a questi servizi è la dipendenza degli applicativi dalla piattaforma particolare e dunque la difficoltà, o addirittura l’impossibilità, di migrare verso un’altro service provider in un secondo momento.</text:p>
      <text:p text:style-name="Text_20_body">Come già osservato i service provider di IaaS hanno gradualmente inglobato servizi di PaaS ed oggi è molto difficile trovare un service provider che faccia esclusivamente PaaS.</text:p>
      <text:h text:style-name="Heading_20_3" text:outline-level="3">Software as a Service</text:h>
      <text:p text:style-name="First_20_paragraph">L’ultimo livello nella scala dei servizi offerti dal service provider è il caso <text:span text:style-name="T504">Software</text:span><text:span text:style-name="T505"> </text:span><text:span text:style-name="T506">as</text:span><text:span text:style-name="T507"> </text:span><text:span text:style-name="T508">a</text:span><text:span text:style-name="T509"> </text:span><text:span text:style-name="T510">Service</text:span>, o <text:span text:style-name="T511">cloud</text:span><text:span text:style-name="T512"> </text:span><text:span text:style-name="T513">application</text:span>. In questo caso l’utente del servizio è effettivamente l’utente finale ed a quest’ultimo viene fornito direttamente l’applicativo. Alcuni esempi noti sono <text:span text:style-name="T514">Gmail</text:span> e <text:span text:style-name="T515">Google</text:span><text:span text:style-name="T516"> </text:span><text:span text:style-name="T517">Documents</text:span>.</text:p>
      <text:p text:style-name="Text_20_body">Questi applicativi sono probabilmente la forma più popolare di cloud computing e sono in genere di utilizzo molto immediato, infatti sono in genere accessibili direttamente tramite un browser web e rimuovono la necessità di installazione e configuratione del software su computer individuali. Comportano inoltre notevoli semplificazioni anche per i fornitori del servizio, specialmente nell’erogazione del supporto dal momento che tutta l’infrastruttura (applicativi, rutime, sistema operativo e hardware) sono loro direttamente accessibili.</text:p>
      <text:p text:style-name="Text_20_body">Sinteticamente si può dire che SaaS è un metodo per la distribuzione di applicativi che fornisce un accesso remoto alle funzionalità di questi ultimi, usualmente traimte interfacce Web, a diversi utenti forniti di licenza. Questi servizi sono in genere caratterizzati da</text:p>
      <text:list text:style-name="L26">
        <text:list-item>
          <text:p text:style-name="P28">Ambienti multitenant e sistemi per l’isolamento dei dati degli utenti</text:p>
        </text:list-item>
        <text:list-item>
          <text:p text:style-name="P28">Universalmente accessibili, ovvero entro certi limiti indipendenti dal software o hardware particolare dell’utenza</text:p>
        </text:list-item>
        <text:list-item>
          <text:p text:style-name="P28">Addebiti stabiliti in base all’uso</text:p>
        </text:list-item>
        <text:list-item>
          <text:p text:style-name="P28">Grande scalabilità dei sistemi per l’erogazione del servizio (intrinseca nella gestione del servizio e completamente delegata al fornitore)</text:p>
        </text:list-item>
        <text:list-item>
          <text:p text:style-name="P28">Sistemi di gestione delle licenze quindi, termini più astratti, gestione critica dei permessi</text:p>
        </text:list-item>
        <text:list-item>
          <text:p text:style-name="P28">Isolamento dei dati degli utenti</text:p>
        </text:list-item>
      </text:list>
      <text:p text:style-name="First_20_paragraph">I principali problemi per l’utenza di questi servizi sono legati all’accesso, la persistenza ed al possesso ai dati, con ovvie implicazioni per la privacy degli utenti. Infatti <text:span text:style-name="T518">il</text:span><text:span text:style-name="T519"> </text:span><text:span text:style-name="T520">servizio</text:span><text:span text:style-name="T521"> </text:span><text:span text:style-name="T522">ed</text:span><text:span text:style-name="T523"> </text:span><text:span text:style-name="T524">i</text:span><text:span text:style-name="T525"> </text:span><text:span text:style-name="T526">dati</text:span><text:span text:style-name="T527"> </text:span><text:span text:style-name="T528">sono</text:span><text:span text:style-name="T529"> </text:span><text:span text:style-name="T530">strettamente</text:span><text:span text:style-name="T531"> </text:span><text:span text:style-name="T532">collegati</text:span>, cosa che comporta notevoli conseguenze come ad esempio la possibile perdita dei dati in caso di interruzione del servizio.</text:p>
      <text:h text:style-name="Heading_20_3" text:outline-level="3">Alcuni esempi di service models</text:h>
      <text:p text:style-name="First_20_paragraph">Queste definizioni sono piuttosto astratte e generali, è possibile vedere con alcuni esempi concreti la loro declinazione nel mondo reale.</text:p>
      <text:h text:style-name="Heading_20_4" text:outline-level="4">SaaS case study: Salesforce.com e Google Apps</text:h>
      <text:p text:style-name="First_20_paragraph">Un importante esempio di Software as a Service è <text:a xlink:type="simple" xlink:href="www.salesforce.com" office:name=""><text:span text:style-name="Definition">salesforce.com</text:span></text:a> che fornisce software per gestire le relazioni con i clienti per le aziende (<text:span text:style-name="T533">business-to-business</text:span>). In questo caso l’utente, ovvero l’azienda, compone le proprie applicazioni assemblando pacchetti relativi a particolari servizi (modulo gestione clienti, modulo gestione fornitori, gestione del magazzino, etc.).</text:p>
      <text:p text:style-name="Text_20_body">Nella esperienza comune Google Apps rappresenta un esempio classico di SaaS rivolto agli utenti finali, ovvero i consumatori. Tuttavia questi servizi (oltre a molti altri) sono rivolti anche alle aziende, alle quali viene vengono offerti in una forma simile a quella rivolta ai consumatori ma con la possibilità di personalizzazioni.</text:p>
      <text:p text:style-name="Text_20_body">Non solo, infatti alcuni di questi servizi vengono offerti gratuitamente ad enti pubblici o di rilievo in cambio della pubblicità derivante dalla adesione ai servizi (ed alla raccolta di dati).</text:p>
      <text:p text:style-name="Text_20_body">Si osserva comunque che Google è in realtà fornisce PaaS, infatti le applicazioni offerte all’utenza condividono le stesse tecnologie, che vengono messe a disposizione degli sviluppatori: questi toolkit incarnano il concetto di PaaS.</text:p>
      <text:p text:style-name="Text_20_body">Si osserva come questo esempio metta bene in luce le limitazioni dell’approccio PaaS per gli sviluppatori, infatti un ipotetico applicativo che faccia uso dei servizi di geolocalizzazione di Google diventa dipendente da quest’ultimo.</text:p>
      <text:h text:style-name="Heading_20_4" text:outline-level="4">IaaS e PaaS case study: Amazon AWS e Windows Azure</text:h>
      <text:p text:style-name="First_20_paragraph">Il caso di studio di Amazon AWS è tra i più significativi in quanto la gamma dei servizi offerti è così estesa da poter illustrare tutti gli aspetti di IaaS e PaaS.</text:p>
      <text:p text:style-name="Text_20_body">Storicamente il primo dei servizi offerti da Amazon Web Services è stato <text:span text:style-name="T534">Amazon</text:span><text:span text:style-name="T535"> </text:span><text:span text:style-name="T536">Simple</text:span><text:span text:style-name="T537"> </text:span><text:span text:style-name="T538">Storage</text:span><text:span text:style-name="T539"> </text:span><text:span text:style-name="T540">Service</text:span> (<text:span text:style-name="T541">S3</text:span>), ovvero un sistema per la scrittura e la lettura di dati diverso dal semplice storage remoto (2006). Infatti questo servizio possedeva delle peculiarità che lo rendevano un vero esempio di PaaS. Ad esempio l’accesso ad i dati avveniva programmaticamente: ovvero all’interno di un linguaggio di programmazione tramite delle apposite librerie.</text:p>
      <text:p text:style-name="Text_20_body">Un’altra caratteristica innovativa di S3 dispobilile fin dalla nascita del servizio era quella di richiedere che i dati venissero conservati in data center geograficamente distribuiti.</text:p>
      <text:p text:style-name="Text_20_body">In un secondo momento è stato varate un servizio per la creazione di macchine virtuali, ovvero <text:span text:style-name="T542">Amazon</text:span><text:span text:style-name="T543"> </text:span><text:span text:style-name="T544">Elastic</text:span><text:span text:style-name="T545"> </text:span><text:span text:style-name="T546">Computing</text:span><text:span text:style-name="T547"> </text:span><text:span text:style-name="T548">Cloud</text:span> (<text:span text:style-name="T549">EC2</text:span>), che rappresenta la formulazione classica di IaaS.</text:p>
      <text:p text:style-name="Text_20_body"><text:span text:style-name="T550">Windows</text:span><text:span text:style-name="T551"> </text:span><text:span text:style-name="T552">Azure</text:span> (in precedenza <text:span text:style-name="T553">Microsoft</text:span><text:span text:style-name="T554"> </text:span><text:span text:style-name="T555">Azure</text:span>) è un’altro esempio di di PaaS e IaaS. Quest’ultimo si differenzia rispetto ad AWS nel fatto di essere fortemente orientato allo sviluppo di nuove applicazioni nativamente in cloud.</text:p>
      <text:h text:style-name="Heading_20_3" text:outline-level="3">Deployment and isolation models</text:h>
      <text:p text:style-name="First_20_paragraph">Quanto presentato fin’ora potrebbe indurre a credere che i casi d’uso delle tecnologie di cloud computing riguardino solamente alcune grandi aziende (Amazon, Google, etc.), tuttavia non è questo il caso.</text:p>
      <text:p text:style-name="Text_20_body">Infatti cloud computing è appunto una tecnologia ed i suoi impiegi possono essere classificati in base a 3 caratteristiche indipendenti: <text:span text:style-name="T556">service</text:span><text:span text:style-name="T557"> </text:span><text:span text:style-name="T558">model</text:span>, <text:span text:style-name="T559">deployment</text:span><text:span text:style-name="T560"> </text:span><text:span text:style-name="T561">model</text:span> e <text:span text:style-name="T562">isolation</text:span><text:span text:style-name="T563"> </text:span><text:span text:style-name="T564">model</text:span>.</text:p>
      <text:p text:style-name="Text_20_body">I servizi degli esempi precedenti (EC2, Windows Azure,…) sono infrastrutture di cloud che secondo lo standard viengono definite pubbliche, nel senso che chiunque può accedere a questi ultimi dietro compenso economico.</text:p>
      <text:p text:style-name="Text_20_body">La caso opposto è quella di qualcuno che costruisca una infrastruttura di questo tipo per se stesso e quindi permetta l’accesso a certi utenti particolari. Benchè controintuitivo, questo genere di soluzioni viene scelto dalla gran parte delle istituzioni sia in ambito accademico che aziendale: ovvero queste istituzioni utilizzano tecnologie di cloud computing su risorse che sono completamente sotto il loro controllo.</text:p>
      <text:p text:style-name="Text_20_body">In generale si distinguono diversi modelli di erogazione dei servizi:</text:p>
      <text:list text:style-name="L27">
        <text:list-item>
          <text:p text:style-name="P29"><text:span text:style-name="T565">Public</text:span><text:span text:style-name="T566"> </text:span><text:span text:style-name="T567">cloud:</text:span> L’utente ha diritto all’accesso di risorse di calcolo remote che sono allocate dinamicamente su richiesta da quest’ultimo, attraverso applicazioni web o API, via interntet a seguito della accensione di un contratto. Il service provider addebita all’utente una somma calcolata in base all’utilizzo delle risorse.</text:p>
        </text:list-item>
        <text:list-item>
          <text:p text:style-name="P29"><text:span text:style-name="T568">Private</text:span><text:span text:style-name="T569"> </text:span><text:span text:style-name="T570">cloud:</text:span> L’utente accede a risorse di calcolo remote che sono fornite da una istituzione di cui fa parte. Spesso l’adozione di queste tecnologie è il primo passaggio prima di una transizione a modelli di Public Cloud. </text:p>
        </text:list-item>
        <text:list-item>
          <text:p text:style-name="P29"><text:span text:style-name="T571">Hybrid</text:span><text:span text:style-name="T572"> </text:span><text:span text:style-name="T573">cloud:</text:span> L’utente ha accesso a risorse sia locali che remote e l’accesso a risorse remote è implementato tramite tecnologie di cloud computing. In genere queste soluzioni sfruttano le tecnologie di cloud computing per funzioni specifiche o in situazioni di carico di lavoro straordinario. Un caso ricorrente, sia in ambito aziendale che accademico, è di fare affidamento a risorse di cloud computing pubbliche in determinati periodi dell’anno ed un esempio in fisica delle alte energie è l’uso di AWS da parte di CMS. In questo modo è stato possibile affrontare richieste di calcolo particolarmente intensive e superiori alle capacità dell’esperimento, acquistando all’asta istanze di calcolo EC2 (<text:span text:style-name="T574">Spot</text:span><text:span text:style-name="T575"> </text:span><text:span text:style-name="T576">Istances</text:span> e <text:span text:style-name="T577">Spot</text:span><text:span text:style-name="T578"> </text:span><text:span text:style-name="T579">Fleet</text:span>), in quanto per Amazon i periodi di inattività rappresentano un costo senza profitto.</text:p>
        </text:list-item>
        <text:list-item>
          <text:p text:style-name="P29"><text:span text:style-name="T580">Community</text:span><text:span text:style-name="T581"> </text:span><text:span text:style-name="T582">cloud:</text:span> L’utente ha accesso a risorse remote messe a disposizione da una organizzazione di diverse istituzioni le quali collaborativamente condividono una infrastruttura comune di cloud computing. Rispetto al Public cloud le differenze consistono nel minor numero di utenti e nel sistema di addebito del servizio, invece rispetto al Private cloud è possibile partizionare i costi di implementazione e manutenzione del servizio fra le diverse istituzioni.</text:p>
        </text:list-item>
      </text:list>
      <text:p text:style-name="First_20_paragraph">Per isolamento si intendono una serie di aspetti come: - <text:span text:style-name="T583">Segmentazione</text:span><text:span text:style-name="T584"> </text:span><text:span text:style-name="T585">delle</text:span><text:span text:style-name="T586"> </text:span><text:span text:style-name="T587">risorse:</text:span> gli utenti devono avere pieno accesso alla quantità di risorse che gli è stata destinata e non altre - <text:span text:style-name="T588">Protezione</text:span><text:span text:style-name="T589"> </text:span><text:span text:style-name="T590">dei</text:span><text:span text:style-name="T591"> </text:span><text:span text:style-name="T592">dati:</text:span> impedire l’accesso o la scrittura di dati da parte di utenti senza permessi - <text:span text:style-name="T593">Sicurezza</text:span><text:span text:style-name="T594"> </text:span><text:span text:style-name="T595">delle</text:span><text:span text:style-name="T596"> </text:span><text:span text:style-name="T597">applicazioni:</text:span> impedire l’esecuzione o la modifica di applicazioni da parte di utenti senza permessi - <text:span text:style-name="T598">Auditing:</text:span> monitoraggio degli accessi ai propri file o applicativi da parte degli utenti</text:p>
      <text:p text:style-name="Text_20_body">ed i modelli di isolamento sono essenzialmente due:</text:p>
      <text:list text:style-name="L28">
        <text:list-item>
          <text:p text:style-name="P30">Infrastrutture dedicate, con singolo utente o diversi utenti appartenenti alla stessa istituzione</text:p>
        </text:list-item>
        <text:list-item>
          <text:p text:style-name="P30">Infrastrutture multitenant, ovvero con diversi tipi di utenti per cui l’isolamento è critico</text:p>
        </text:list-item>
      </text:list>
      <text:h text:style-name="Heading_20_3" text:outline-level="3">Considerazioni</text:h>
      <text:h text:style-name="Heading_20_4" text:outline-level="4">Interesse nei confronti del Cloud Computing</text:h>
      <text:p text:style-name="First_20_paragraph">L’interesse nei confronti di una nuova tecnologie in genere segue un andamento che si divide in diverse fasi</text:p>
      <text:list text:style-name="L29">
        <text:list-item>
          <text:p text:style-name="P31">Nascita della tecnologia e repentina crescita dell’interesse</text:p>
        </text:list-item>
        <text:list-item>
          <text:p text:style-name="P31">Picco di aspettative e massima attenzione nei confronti di quest’ultima</text:p>
        </text:list-item>
        <text:list-item>
          <text:p text:style-name="P31">Rapida decrescita e picco negativo dell’interesse</text:p>
        </text:list-item>
        <text:list-item>
          <text:p text:style-name="P31">Maturazione della tecnologia con una più graduale crescita dell’interesse</text:p>
        </text:list-item>
        <text:list-item>
          <text:p text:style-name="P31">Plateau di produttività caratterizzato da un interesse stabile nel tempo</text:p>
        </text:list-item>
      </text:list>
      <text:p text:style-name="First_20_paragraph">La visibilità del cloud computing ha seguito questo andamento generale ed attualmente ci troviamo nel plateau di produttività.</text:p>
      <text:h text:style-name="Heading_20_4" text:outline-level="4">IaaS Cloud Stack più usati</text:h>
      <text:p text:style-name="First_20_paragraph">Allo stato attuale esistono diversi software (toolkit) detti <text:span text:style-name="T599">IaaS</text:span><text:span text:style-name="T600"> </text:span><text:span text:style-name="T601">Cloud</text:span><text:span text:style-name="T602"> </text:span><text:span text:style-name="T603">Stack</text:span> per realizzare una infrastruttura di cloud computing di tipo IaaS. Alcuni di questi sono proprietari, come <text:span text:style-name="T604">WMware</text:span> e <text:span text:style-name="T605">Microsoft</text:span><text:span text:style-name="T606"> </text:span><text:span text:style-name="T607">Hyper-V</text:span>, mentre altri sono <text:span text:style-name="T608">open</text:span><text:span text:style-name="T609"> </text:span><text:span text:style-name="T610">source</text:span>, <text:span text:style-name="T611">OpenStack</text:span>, <text:span text:style-name="T612">Apache</text:span><text:span text:style-name="T613"> </text:span><text:span text:style-name="T614">CloudStack</text:span> ed <text:span text:style-name="T615">OpenNebula</text:span>, ma in ogni caso si tratta di software che può essere installato e configurato su hardware di proprio controllo per implementare un cloud privato (ma che può eventualmente essere reso successivamente publico).</text:p>
      <text:p text:style-name="Text_20_body">A differenza di quest’ultimo il software impiegato da piattaforme di cloud pubblico, come ad esempio AWS, non può essere impiegato al difuori della rispettiva piattaforma ed è accessibile solo tramite le IPA pubbliche.</text:p>
      <text:h text:style-name="Heading_20_4" text:outline-level="4">Avvantaggiarsi delle tecnologie cloud</text:h>
      <text:p text:style-name="First_20_paragraph">Deve essere chiaro che l’utilizzo delle tecnologie cloud, ad esempio in campo di calcolo scientifico, non garantisce un vantaggio: infatti <text:span text:style-name="T616">è</text:span><text:span text:style-name="T617"> </text:span><text:span text:style-name="T618">necessario</text:span><text:span text:style-name="T619"> </text:span><text:span text:style-name="T620">che</text:span><text:span text:style-name="T621"> </text:span><text:span text:style-name="T622">gli</text:span><text:span text:style-name="T623"> </text:span><text:span text:style-name="T624">applicativi</text:span><text:span text:style-name="T625"> </text:span><text:span text:style-name="T626">utilizzati</text:span><text:span text:style-name="T627"> </text:span><text:span text:style-name="T628">siano</text:span><text:span text:style-name="T629"> </text:span><text:span text:style-name="T630">sviluppati</text:span><text:span text:style-name="T631"> </text:span><text:span text:style-name="T632">in</text:span><text:span text:style-name="T633"> </text:span><text:span text:style-name="T634">modo</text:span><text:span text:style-name="T635"> </text:span><text:span text:style-name="T636">da</text:span><text:span text:style-name="T637"> </text:span><text:span text:style-name="T638">approfittare</text:span><text:span text:style-name="T639"> </text:span><text:span text:style-name="T640">delle</text:span><text:span text:style-name="T641"> </text:span><text:span text:style-name="T642">potenzialità</text:span><text:span text:style-name="T643"> </text:span><text:span text:style-name="T644">offerte</text:span><text:span text:style-name="T645"> </text:span><text:span text:style-name="T646">da</text:span><text:span text:style-name="T647"> </text:span><text:span text:style-name="T648">queste</text:span><text:span text:style-name="T649"> </text:span><text:span text:style-name="T650">tecnologie</text:span>. In particolare questo software deve avere le seguenti caratteristiche</text:p>
      <text:list text:style-name="L30">
        <text:list-item>
          <text:p text:style-name="P32"><text:span text:style-name="T651">Distribuito:</text:span> capacità di eseguire istanze di codice parallelamente su macchine con memoria non condivisa</text:p>
        </text:list-item>
        <text:list-item>
          <text:p text:style-name="P32"><text:span text:style-name="T652">Immutabile:</text:span> caratteristica di non modificare (idealmente) lo stato della macchina durante la propria esecuzione. Questo permette avvantaggiarsi del calcolo distribuito potendo eseguire istanze di porzioni di codice su diverse CPU senza che queste debbano comunicare tra loro, dunque aggirando le latenze di comunicazione tra i processi.</text:p>
        </text:list-item>
        <text:list-item>
          <text:p text:style-name="P32"><text:span text:style-name="T653">Failover</text:span><text:span text:style-name="T654"> </text:span><text:span text:style-name="T655">in</text:span><text:span text:style-name="T656"> </text:span><text:span text:style-name="T657">app:</text:span> capacità intrinseca ed automatica di gestione di una eventuale interruzione anomala dei sottoprocessi, provvedendo meccanismi per farne partire altri</text:p>
        </text:list-item>
        <text:list-item>
          <text:p text:style-name="P32"><text:span text:style-name="T658">Scalabilità</text:span><text:span text:style-name="T659"> </text:span><text:span text:style-name="T660">in</text:span><text:span text:style-name="T661"> </text:span><text:span text:style-name="T662">app:</text:span> capacità di modificare automaticamente e dinamicamente la quantità di risorse utilizzate in base al carico ed alla disponibilità</text:p>
        </text:list-item>
      </text:list>
      <text:h text:style-name="Heading_20_4" text:outline-level="4">EGI Federated Cloud</text:h>
      <text:p text:style-name="First_20_paragraph">La <text:span text:style-name="T663">EGI</text:span><text:span text:style-name="T664"> </text:span><text:span text:style-name="T665">federated</text:span><text:span text:style-name="T666"> </text:span><text:span text:style-name="T667">cloud</text:span> è una organizzazione che riunisce istituzioni dotate di sistemi di cloud computing privati ed aggrega questi sistemi offrendo alla comunità scientifica, in europa e nel mondo, servizi di tipo IaaS come unico service provider.</text:p>
      <text:p text:style-name="Text_20_body">Le idee dietro questo progetto internazionale sono essenzialmente l’adozione di <text:span text:style-name="T668">standard</text:span><text:span text:style-name="T669"> </text:span><text:span text:style-name="T670">aperti</text:span> per le interfacce esposte all’utente, in modo da semplificare sia il <text:span text:style-name="T671">resource</text:span><text:span text:style-name="T672"> </text:span><text:span text:style-name="T673">pooling</text:span> che l’integrazione con gli applicativi degli utenti, e la <text:span text:style-name="T674">implementazione</text:span><text:span text:style-name="T675"> </text:span><text:span text:style-name="T676">eterogenea</text:span> delle infrastrutture, lasciando libertà agli enti aderenti di utilizzare le tecnologie di loro discrezione dunque semplificando la messa in opera di nuove infrastrutture o l’integrazione di quelle preesistenti.</text:p>
      <text:p text:style-name="Text_20_body">Un aspetto interessante di questo <text:span text:style-name="T677">federated</text:span><text:span text:style-name="T678"> </text:span><text:span text:style-name="T679">cloud</text:span> è il <text:span text:style-name="T680">catalogo</text:span><text:span text:style-name="T681"> </text:span><text:span text:style-name="T682">delle</text:span><text:span text:style-name="T683"> </text:span><text:span text:style-name="T684">macchine</text:span><text:span text:style-name="T685"> </text:span><text:span text:style-name="T686">virtuali</text:span>, ovvero un elenco pubblico di piattaforme o servizi sviluppati dagli utenti e sottomessi da questi ultimi. Le macchine virtuali in questo catalogo vengono validate dalla federazione ed in questo modo è possibile per gli utenti instanziare servizi sviluppati da altri utenti in un ambiente collaborativo aperto.</text:p>
      <text:h text:style-name="Heading_20_2" text:outline-level="2">Cloud Storage</text:h>
      <text:p text:style-name="First_20_paragraph">Per <text:span text:style-name="T687">cloud</text:span><text:span text:style-name="T688"> </text:span><text:span text:style-name="T689">storage</text:span> si intende l’utilizzo di tecnologie analoghe al cloud computing (dunque on demand, self service, network access, resource pooling, rapid elasticity, measured service) per l’archiviazione di dati.</text:p>
      <text:p text:style-name="Text_20_body">A seconda dei casi, queste tecnologie si rendono necessarie</text:p>
      <text:list text:style-name="L31">
        <text:list-item>
          <text:p text:style-name="P33">in relazione al cloud computing, in quanto il problema del processamento dei dati non può prescindere da quello dell’archiviazione di questi ultimi ed inoltre non è possibile utilizzare soluzioni di archiviazione tradizionali in una infrastruttura di cloud computing</text:p>
        </text:list-item>
        <text:list-item>
          <text:p text:style-name="P33">per via di necessità specifiche degli utenti, come ad esempio la necessità di archiviare grandi moli di dati in maniera semplice e trasparente o di doverle condividere.</text:p>
        </text:list-item>
      </text:list>
      <text:p text:style-name="First_20_paragraph">Si individuano tre tipologie di cloud storage nel contesto di servizi di cloud computing di tipo IaaS, escludendo lo storage volatile dello spazio disco della istanza di macchine virtuali (al riavvio di una istanza le modifiche vengono perse)</text:p>
      <text:list text:style-name="L32">
        <text:list-item>
          <text:p text:style-name="P34"><text:span text:style-name="T690">Posix</text:span><text:span text:style-name="T691"> </text:span><text:span text:style-name="T692">Storage:</text:span> permette, oltre che l’accesso remoto, la condivisione di file fra più host. Una semplice implementazione, per infrastrutture di piccole dimensioni e non molto complesse, può consistere anche di un solo volume NFS (<text:span text:style-name="T693">Network</text:span><text:span text:style-name="T694"> </text:span><text:span text:style-name="T695">File</text:span><text:span text:style-name="T696"> </text:span><text:span text:style-name="T697">System</text:span>) montato sulle macchine che devono avere accesso ai file. Tuttavia man mano che le infrastrutture scalano in dimensione diventa necessario usare file system che possano aumentare dinamicamente le proprie dimensioni e migliorare le performance sfruttando parallelamente l’hardware a disposizione.</text:p>
        </text:list-item>
        <text:list-item>
          <text:p text:style-name="P34"><text:span text:style-name="T698">Block</text:span><text:span text:style-name="T699"> </text:span><text:span text:style-name="T700">Storage:</text:span> espone alle macchine virtuali un dispositivo di archiviazione virtuale, con una interfaccia equivalente ad un disco fisico. Quest’ultima nei sistemi UNIX consiste in un file speciale, in particolare in Linux in un <text:span text:style-name="T701">bock</text:span><text:span text:style-name="T702"> </text:span><text:span text:style-name="T703">device</text:span><text:span text:style-name="T704"> </text:span><text:span text:style-name="T705">file</text:span>, tramite il quale le funzionalità dei dispositivi di archiviazione sono accedute tramite le chiamate di sistema per la lettura e scrittura di file. In questo caso l’utente, proprio come nel caso di un disco fisico, può decidere come formattare ed utilizzare il dispositivo. Inoltre in genere quest’ultimo è disponibile sulla rete e condiviso da più host contemporaneamente e l’utente è in grado di gestire questi dispositivi tramite la stessa interfaccia attraverso cui amministra le macchine virtuali.</text:p>
        </text:list-item>
        <text:list-item>
          <text:p text:style-name="P34"><text:span text:style-name="T706">Object</text:span><text:span text:style-name="T707"> </text:span><text:span text:style-name="T708">Storage:</text:span> non permette l’accesso ai dati di tipo Posix (open, seek, write, close) ma mette a disposizione una serie di IPA per l’accesso e la modifica di questi ultimi. In questo caso non è prevista una struttura a directory ma una organizzazione ad <text:span text:style-name="T709">oggetti</text:span>, file binari eventualmente provvisti di metadati, e <text:span text:style-name="T710">bucket</text:span>, contenitori in cui scrivere/leggere oggetti (ma non altri bucket, non è infatti possibile costrurire alberi di bucket ed esiste un solo livello). Oltre alle IPA è in genere possibile accedere ai file (oggetti) tramite web services sfruttando il protocollo HTTP. Un tipico caso d’uso di questa tipologia di cloud storage è la memorizzazione delle immagini delle macchine virtuali nei Market Place o negli Image Service.</text:p>
        </text:list-item>
      </text:list>
      <text:h text:style-name="Heading_20_3" text:outline-level="3">Esempi di tecnologie disponibili per il cloud storage</text:h>
      <text:p text:style-name="First_20_paragraph">Nella seguente tabella sono elencati alcuni esempi di tecnologie disponibili per le varie tipologie di cloud storag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able:table-cell>
            <table:table-cell table:style-name="Table1.A1" office:value-type="string">
              <text:p text:style-name="Table_20_Heading"><text:span text:style-name="T711">Open</text:span><text:span text:style-name="T712"> </text:span><text:span text:style-name="T713">Stack</text:span></text:p>
            </table:table-cell>
            <table:table-cell table:style-name="Table1.A1" office:value-type="string">
              <text:p text:style-name="Table_20_Heading"><text:span text:style-name="T714">Amazon</text:span></text:p>
            </table:table-cell>
            <table:table-cell table:style-name="Table1.A1" office:value-type="string">
              <text:p text:style-name="Table_20_Heading"><text:span text:style-name="T715">Others</text:span></text:p>
            </table:table-cell>
          </table:table-row>
        </table:table-header-rows>
        <table:table-row>
          <table:table-cell table:style-name="Table1.A1" office:value-type="string">
            <text:p text:style-name="Table_20_Contents"><text:span text:style-name="T716">Posix</text:span><text:span text:style-name="T717"> </text:span><text:span text:style-name="T718">Storage</text:span></text:p>
          </table:table-cell>
          <table:table-cell table:style-name="Table1.A1" office:value-type="string">
            <text:p text:style-name="Table_20_Contents">NA</text:p>
          </table:table-cell>
          <table:table-cell table:style-name="Table1.A1" office:value-type="string">
            <text:p text:style-name="Table_20_Contents">NA</text:p>
          </table:table-cell>
          <table:table-cell table:style-name="Table1.A1" office:value-type="string">
            <text:p text:style-name="Table_20_Contents">GlusterFS, Lustre, GPFS, CEPH</text:p>
          </table:table-cell>
        </table:table-row>
        <table:table-row>
          <table:table-cell table:style-name="Table1.A1" office:value-type="string">
            <text:p text:style-name="Table_20_Contents"><text:span text:style-name="T719">Block</text:span><text:span text:style-name="T720"> </text:span><text:span text:style-name="T721">Storage</text:span></text:p>
          </table:table-cell>
          <table:table-cell table:style-name="Table1.A1" office:value-type="string">
            <text:p text:style-name="Table_20_Contents">Cinder</text:p>
          </table:table-cell>
          <table:table-cell table:style-name="Table1.A1" office:value-type="string">
            <text:p text:style-name="Table_20_Contents">EBS</text:p>
          </table:table-cell>
          <table:table-cell table:style-name="Table1.A1" office:value-type="string">
            <text:p text:style-name="Table_20_Contents">CEPH, iSCSI storage</text:p>
          </table:table-cell>
        </table:table-row>
        <table:table-row>
          <table:table-cell table:style-name="Table1.A1" office:value-type="string">
            <text:p text:style-name="Table_20_Contents"><text:span text:style-name="T722">Object</text:span><text:span text:style-name="T723"> </text:span><text:span text:style-name="T724">Storage</text:span></text:p>
          </table:table-cell>
          <table:table-cell table:style-name="Table1.A1" office:value-type="string">
            <text:p text:style-name="Table_20_Contents">Swift</text:p>
          </table:table-cell>
          <table:table-cell table:style-name="Table1.A1" office:value-type="string">
            <text:p text:style-name="Table_20_Contents">S3</text:p>
          </table:table-cell>
          <table:table-cell table:style-name="Table1.A1" office:value-type="string">
            <text:p text:style-name="Table_20_Contents">CEPH, GlusterFSUFO</text:p>
          </table:table-cell>
        </table:table-row>
      </table:table>
      <text:p text:style-name="First_20_paragraph">mentre nella seguente tabella sono riassunte alcune caratteristiche delle tipologie di cloud storage per il caso particolare dello stack per il cloud computing open source <text:span text:style-name="T725">Open</text:span><text:span text:style-name="T726"> </text:span><text:span text:style-name="T727">Stack</text:span></text:p>
      <text:p text:style-name="Text_20_body">…</text:p>
      <text:h text:style-name="Heading_20_3" text:outline-level="3">Caratteristiche di un cloud storage</text:h>
      <text:p text:style-name="First_20_paragraph">Un servizio di cloud storage possiede le stesse proprietà caratterizzanti di un servizio di cloud computing, ovvero <text:span text:style-name="T728">on</text:span><text:span text:style-name="T729"> </text:span><text:span text:style-name="T730">demand</text:span><text:span text:style-name="T731"> </text:span><text:span text:style-name="T732">&amp;</text:span><text:span text:style-name="T733"> </text:span><text:span text:style-name="T734">self</text:span><text:span text:style-name="T735"> </text:span><text:span text:style-name="T736">service</text:span>, <text:span text:style-name="T737">broad</text:span><text:span text:style-name="T738"> </text:span><text:span text:style-name="T739">network</text:span><text:span text:style-name="T740"> </text:span><text:span text:style-name="T741">access</text:span>, <text:span text:style-name="T742">resource</text:span><text:span text:style-name="T743"> </text:span><text:span text:style-name="T744">pooling</text:span>, <text:span text:style-name="T745">rapid</text:span><text:span text:style-name="T746"> </text:span><text:span text:style-name="T747">elasticity</text:span> e <text:span text:style-name="T748">measured</text:span><text:span text:style-name="T749"> </text:span><text:span text:style-name="T750">service</text:span>. Tuttavia nel caso del cloud storage si aggiungono alcune richieste</text:p>
      <text:list text:style-name="L33">
        <text:list-item>
          <text:p text:style-name="P35"><text:span text:style-name="T751">High</text:span><text:span text:style-name="T752"> </text:span><text:span text:style-name="T753">availability:</text:span> ovvero la ridondanza dei dati e la capacità dei sistemi garantire l’accesso ai dati nonostante la failure di un singolo dispositivo hardware.</text:p>
        </text:list-item>
        <text:list-item>
          <text:p text:style-name="P35"><text:span text:style-name="T754">High</text:span><text:span text:style-name="T755"> </text:span><text:span text:style-name="T756">Level</text:span><text:span text:style-name="T757"> </text:span><text:span text:style-name="T758">API:</text:span> possibilità di accesso ai dati, oltre che eventualmente tramite standard POSIX, anche tramite una interfaccia da remoto, standard ed universale (in genere un <text:span text:style-name="T759">web</text:span><text:span text:style-name="T760"> </text:span><text:span text:style-name="T761">service</text:span>)</text:p>
        </text:list-item>
      </text:list>
      <text:p text:style-name="First_20_paragraph">In una tecnologia di cloud storage fra gli aspetti di maggior rilievo ci sono le interfacce, ovvero il modo con cui viene esposto l’accesso ai file ai livelli di astrazione superiori.</text:p>
      <text:p text:style-name="Text_20_body">Due esempi diametralmente opposti sono lo standa</text:p>
      <text:h text:style-name="Heading_20_1" text:outline-level="1">Analisi di Big Data</text:h>
      <text:p text:style-name="First_20_paragraph">Esigenza di utilizzare i big data: cambia l’approccio all’analisi dei dati: algoritmi più complicati. Si è passati da qualche tera a peta e adesso anche ad exabyte. Quando si parla di analisi a big data quello che vogliamo avere è una architettura scalare e non progettata per un target, ovvero le cui prestazioni richieste dipendano dalla quantità di dati. Esempio: Facebook il cui numero di dati cresce continuamente del tempo senza far trasparire un affanno da parte dell’infrastruttura.</text:p>
      <text:h text:style-name="Heading_20_2" text:outline-level="2">Apache Hadoop</text:h>
      <text:p text:style-name="First_20_paragraph">E un software open source (nato dall’esperienza di Google nei suoi data center). Vogliamo che sia</text:p>
      <text:list text:style-name="L34">
        <text:list-item>
          <text:p text:style-name="P36">scalabile</text:p>
        </text:list-item>
        <text:list-item>
          <text:p text:style-name="P36">cost effective</text:p>
        </text:list-item>
        <text:list-item>
          <text:p text:style-name="P36">flessibile</text:p>
        </text:list-item>
        <text:list-item>
          <text:p text:style-name="P36">Fail tolerant</text:p>
        </text:list-item>
      </text:list>
      <text:p text:style-name="First_20_paragraph">Nel caso specifico la scelta iniziale di hadop è stata quella di partire da dei moduli di basi e di dare la possibilità a chi serve di appoggiarsi su quelle librerie di base creare dei progetti correlati. Alla librerie di base si aggiunge quella del file system e poi due moduli per gestire anche la parte legata a come far girare dei programmi sui dati. Quindi in questo caso la gestione dei dati e delle code è unica e questo porta dei vantaggi. Su questa base (ovvero oggetti per gestire dati e far girare codice) si sono appaggiati dei progetti paralleli (come cassandra che è un sistema per creare database). Nasce da Google. Quando devo far girare una grande quantità di dati ho due problemi: uno è la CPU e l’altro è leggere i dati. Questi due problemi sono strettamente correlati. Dobbiamo cercare di non far stare la CPU senza far niente ma al tempo stesso non dare troppi dati in modo che non riesce a processarli.</text:p>
      <text:p text:style-name="Text_20_body">La somma dei dischi deve essere sufficientemente veloce (non è singolo disco) e anche la rete deve essere sufficientemente veloce. Quest’ultimo aspetto è in realtà il più costoso. L’idea di google è cambiare come vengono processati i dati.</text:p>
      <text:p text:style-name="Text_20_body">FIG 1 sul quaderno.</text:p>
      <text:p text:style-name="Text_20_body">Il problema dell’approccio innovativo è che se prima l’archiviazione di dati era dedicata a macchine dedicate, ora non lo è piu e le failure diventano più importanti e si devono gestire meglio quest’utlime. Failure: problema ai dischi, problema alla macchina, problema di rete. Per la prima devo prevedere una ridondanza con delle repliche in ogni posto. In un datacenter grosso ci sono i domini di fallimento (che sono problemi che possono capitare tipo switch che si rompono o linee di alimentazione che si rompono e non fanno funzionare un singolo armadio ecc).</text:p>
      <text:p text:style-name="Text_20_body">E’ basato su JAVA. Si voleva avere la possibilità di costruire un codice JAVA che sfruttasse in profondità il sistema. Si utilizza un programma JAVA di alto livello che simula l’interfaccia con il file system tramite Mont point FUSE che simuli il file system. FUSE è un layer che mi permette di simulare la vista a file system (cartelle ecc) anche se dietro c’è una cosa più complicata o di più alto livello.</text:p>
      <text:p text:style-name="Text_20_body">l’idea di hadoop è quello di risolvere i problemi classici che avvengono in un data center. Immaginiamo che ci siano tre copie del mio file e ho due armadi. Conviene che le mie tre copie siano distribuite almeno una su un altro armadio in modo che se uno si spegne comunque un’altra copia sta sull’altro.</text:p>
      <text:p text:style-name="Text_20_body">Chiedo la scrittura ad hadoop specificando la block size e il numero di repliche. Il client specifica queste cose al namenode che è un server che controlla tutto. Il namenode controlla dove è disponibile spazio e scrive il file sul primo datanode che copia poi sull’altro e cosi via. Questo riduce la complessita del client appoggiando uan parte dei compiti sul datasistem. Una volta che tutti e tre hanno comunicato al namenode che hanno scritto la procedura è finita. Quindi la velocità effettiva è tre volte piu lenta rispetto alla copia singola. Il sistema quindi ha completato la scrittura di quel blocco e si passa al blocco al successivo.</text:p>
      <text:p text:style-name="Text_20_body">Quando il client vuole leggere un file va al namenode e chiede il file. Il namenode comunica con i datanode in parallelo le richieste sui file che comunicano i blocchi presenti di quel file. Il vantaggio è che se un nodo per esempio è occupato o non funziona il sistema può recuperare dagli altri nodi il dato cercato e questo per l’utente è completamente trasparente.</text:p>
      <text:p text:style-name="Text_20_body">Riguardo la placemente startegy lui fa questo quando si richiede di fare 3 copie: una replica in un reck e un altra replica in 2 reck. Questo fa si che si minimizzano quanto piu possibile l’uso degli uplink di rete utilizzando la rete con la connessione interna del rack che è meno costosa. Quindi comunque ho la ridondanza senza aver stressato troppo l’uplink. Inoltre questi sistemi vengono utilizzati per scrivere poco e leggerli molte volte. Quidni avere due copie all’interno dello stesso rack fa si che quando vado a fare analisi potrei leggere al doppio della velocità utilizzando le due copie all’interno dello stesso r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punti del corso di calcolo ad alte prestazioni</dc:title>
  </office:meta>
</office:document-meta>
</file>